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Object 1/settings.xml" manifest:media-type="text/xml"/>
  <manifest:file-entry manifest:full-path="Object 1/content.xml" manifest:media-type="text/xml"/>
  <manifest:file-entry manifest:full-path="Object 1/" manifest:version="1.4" manifest:media-type="application/vnd.oasis.opendocument.formula"/>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Object 2/settings.xml" manifest:media-type="text/xml"/>
  <manifest:file-entry manifest:full-path="Object 2/content.xml" manifest:media-type="text/xml"/>
  <manifest:file-entry manifest:full-path="Object 2/" manifest:version="1.4" manifest:media-type="application/vnd.oasis.opendocument.formula"/>
  <manifest:file-entry manifest:full-path="content.xml" manifest:media-type="text/xml"/>
  <manifest:file-entry manifest:full-path="meta.xml" manifest:media-type="text/xml"/>
  <manifest:file-entry manifest:full-path="settings.xml" manifest:media-type="text/xml"/>
  <manifest:file-entry manifest:full-path="ObjectReplacements/Object 1" manifest:media-type="application/x-openoffice-gdimetafile;windows_formatname=&quot;GDIMetaFile&quot;"/>
  <manifest:file-entry manifest:full-path="ObjectReplacements/Object 2" manifest:media-type=""/>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scripts/>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automatic-styles>
    <style:style style:name="Table1" style:family="table">
      <style:table-properties style:width="6.6701in" fo:margin-left="0in" table:align="left" style:shadow="none" style:may-break-between-rows="true" style:writing-mode="lr-tb" table:border-model="collapsing"/>
    </style:style>
    <style:style style:name="Table1.A" style:family="table-column">
      <style:table-column-properties style:column-width="0.7875in"/>
    </style:style>
    <style:style style:name="Table1.B" style:family="table-column">
      <style:table-column-properties style:column-width="0.8146in"/>
    </style:style>
    <style:style style:name="Table1.C" style:family="table-column">
      <style:table-column-properties style:column-width="1.1861in"/>
    </style:style>
    <style:style style:name="Table1.D" style:family="table-column">
      <style:table-column-properties style:column-width="0.6896in"/>
    </style:style>
    <style:style style:name="Table1.E" style:family="table-column">
      <style:table-column-properties style:column-width="0.6257in"/>
    </style:style>
    <style:style style:name="Table1.F" style:family="table-column">
      <style:table-column-properties style:column-width="0.625in"/>
    </style:style>
    <style:style style:name="Table1.G" style:family="table-column">
      <style:table-column-properties style:column-width="0.691in"/>
    </style:style>
    <style:style style:name="Table1.H" style:family="table-column">
      <style:table-column-properties style:column-width="1.2507in"/>
    </style:style>
    <style:style style:name="Table1.1" style:family="table-row">
      <style:table-row-properties fo:keep-together="auto"/>
    </style:style>
    <style:style style:name="Table1.A1" style:family="table-cell">
      <style:table-cell-properties fo:background-color="transparent" fo:padding="0.0382in" fo:border-left="0.5pt solid #000000" fo:border-right="none" fo:border-top="0.5pt solid #000000" fo:border-bottom="0.5pt solid #000000" style:writing-mode="page">
        <style:background-image/>
      </style:table-cell-properties>
    </style:style>
    <style:style style:name="Table1.G1" style:family="table-cell">
      <style:table-cell-properties fo:background-color="transparent" fo:padding="0.0382in" fo:border="0.5pt solid #000000" style:writing-mode="page">
        <style:background-image/>
      </style:table-cell-properties>
    </style:style>
    <style:style style:name="Table1.A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G2"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H2" style:family="table-cell">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3"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F3" style:family="table-cell" style:data-style-name="N0">
      <style:table-cell-properties fo:background-color="transparent" fo:padding="0.0382in" fo:border-left="0.5pt solid #000000" fo:border-right="none" fo:border-top="none" fo:border-bottom="0.5pt solid #000000" style:writing-mode="page">
        <style:background-image/>
      </style:table-cell-properties>
    </style:style>
    <style:style style:name="Table1.H3" style:family="table-cell" style:data-style-name="N0">
      <style:table-cell-properties fo:background-color="transparent" fo:padding="0.0382in" fo:border-left="0.5pt solid #000000" fo:border-right="0.5pt solid #000000" fo:border-top="none" fo:border-bottom="0.5pt solid #000000" style:writing-mode="page">
        <style:background-image/>
      </style:table-cell-properties>
    </style:style>
    <style:style style:name="Table1.B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4"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5"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D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E6"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7"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B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Table1.C8" style:family="table-cell">
      <style:table-cell-properties fo:background-color="transparent" fo:padding="0.0382in" fo:border-left="0.5pt solid #000000" fo:border-right="none" fo:border-top="none" fo:border-bottom="0.5pt solid #000000" style:writing-mode="page">
        <style:background-image/>
      </style:table-cell-properties>
    </style:style>
    <style:style style:name="P1" style:family="paragraph" style:parent-style-name="Heading_20_1">
      <style:paragraph-properties fo:text-align="start" style:justify-single-word="false"/>
    </style:style>
    <style:style style:name="P2" style:family="paragraph" style:parent-style-name="Heading_20_1">
      <style:paragraph-properties fo:text-align="start" style:justify-single-word="false"/>
      <style:text-properties style:use-window-font-color="true" loext:opacity="0%" style:font-name-complex="Times New Roman1" style:font-size-complex="12pt">
        <loext:char-complex-color loext:theme-type="dark1" loext:color-type="theme"/>
      </style:text-properties>
    </style:style>
    <style:style style:name="P3" style:family="paragraph" style:parent-style-name="Heading_20_1">
      <style:text-properties style:use-window-font-color="true" loext:opacity="0%" style:font-name-complex="Times New Roman1" style:font-size-complex="12pt">
        <loext:char-complex-color loext:theme-type="dark1" loext:color-type="theme"/>
      </style:text-properties>
    </style:style>
    <style:style style:name="P4" style:family="paragraph" style:parent-style-name="Heading_20_2">
      <style:text-properties style:use-window-font-color="true" loext:opacity="0%" style:font-name-complex="Times New Roman1" style:font-size-complex="12pt">
        <loext:char-complex-color loext:theme-type="dark1" loext:color-type="theme"/>
      </style:text-properties>
    </style:style>
    <style:style style:name="P5" style:family="paragraph" style:parent-style-name="Standard" style:list-style-name="">
      <style:paragraph-properties fo:line-height="200%" fo:text-align="center" style:justify-single-word="false" fo:keep-together="always" fo:keep-with-next="always"/>
    </style:style>
    <style:style style:name="P6" style:family="paragraph" style:parent-style-name="Standard">
      <style:paragraph-properties fo:line-height="200%"/>
      <style:text-properties style:font-name="Times New Roman" fo:background-color="#ffffff" style:font-name-complex="Times New Roman1"/>
    </style:style>
    <style:style style:name="P7" style:family="paragraph" style:parent-style-name="Standard">
      <style:paragraph-properties fo:line-height="200%"/>
    </style:style>
    <style:style style:name="P8" style:family="paragraph" style:parent-style-name="Standard">
      <style:paragraph-properties fo:line-height="200%" fo:text-align="justify" style:justify-single-word="false"/>
    </style:style>
    <style:style style:name="P9" style:family="paragraph" style:parent-style-name="Standard">
      <style:paragraph-properties fo:line-height="200%"/>
      <style:text-properties style:font-name="Times New Roman" style:font-name-complex="Times New Roman1"/>
    </style:style>
    <style:style style:name="P10" style:family="paragraph" style:parent-style-name="Standard">
      <style:paragraph-properties fo:margin-top="0in" fo:margin-bottom="0.111in" style:contextual-spacing="false" fo:line-height="108%"/>
    </style:style>
    <style:style style:name="P11" style:family="paragraph" style:parent-style-name="Standard">
      <style:paragraph-properties fo:margin-top="0in" fo:margin-bottom="0.111in" style:contextual-spacing="false" fo:line-height="108%"/>
      <style:text-properties style:font-name="Times New Roman" fo:font-weight="bold" style:font-weight-asian="bold" style:font-name-complex="Times New Roman1" style:font-weight-complex="bold"/>
    </style:style>
    <style:style style:name="P12" style:family="paragraph" style:parent-style-name="Standard">
      <style:paragraph-properties fo:margin-top="0in" fo:margin-bottom="0in" style:contextual-spacing="false" fo:line-height="200%" fo:break-before="page"/>
    </style:style>
    <style:style style:name="P13" style:family="paragraph" style:parent-style-name="Standard">
      <style:paragraph-properties fo:line-height="200%" fo:text-indent="0.5in" style:auto-text-indent="false"/>
      <style:text-properties style:font-name="Times New Roman" style:font-name-complex="Times New Roman1"/>
    </style:style>
    <style:style style:name="P14" style:family="paragraph" style:parent-style-name="Standard">
      <style:paragraph-properties fo:line-height="200%"/>
      <style:text-properties style:font-name="Times New Roman" fo:font-weight="bold" style:font-weight-asian="bold" style:font-name-complex="Times New Roman1" style:font-weight-complex="bold"/>
    </style:style>
    <style:style style:name="P15" style:family="paragraph" style:parent-style-name="Standard">
      <style:paragraph-properties fo:line-height="200%"/>
      <style:text-properties style:font-name="Times New Roman" fo:font-style="italic" fo:font-weight="bold" officeooo:rsid="0015e4aa" officeooo:paragraph-rsid="0015e4aa" style:font-style-asian="italic" style:font-weight-asian="bold" style:font-name-complex="Times New Roman1" style:font-style-complex="italic" style:font-weight-complex="bold"/>
    </style:style>
    <style:style style:name="P16" style:family="paragraph" style:parent-style-name="Standard">
      <style:paragraph-properties fo:line-height="200%"/>
      <style:text-properties style:font-name="Times New Roman" fo:font-style="normal" fo:font-weight="normal" officeooo:rsid="0015e4aa" officeooo:paragraph-rsid="00187fcd" style:font-style-asian="normal" style:font-weight-asian="normal" style:font-name-complex="Times New Roman1" style:font-style-complex="normal" style:font-weight-complex="normal"/>
    </style:style>
    <style:style style:name="P17" style:family="paragraph" style:parent-style-name="Standard">
      <style:paragraph-properties fo:line-height="200%"/>
      <style:text-properties style:font-name="Times New Roman" fo:font-style="normal" fo:font-weight="normal" officeooo:rsid="0015e4aa" officeooo:paragraph-rsid="0015e4aa" style:font-style-asian="normal" style:font-weight-asian="normal" style:font-name-complex="Times New Roman1" style:font-style-complex="normal" style:font-weight-complex="normal"/>
    </style:style>
    <style:style style:name="P18" style:family="paragraph" style:parent-style-name="Standard">
      <style:paragraph-properties fo:line-height="200%"/>
      <style:text-properties style:font-name="Times New Roman" fo:font-style="normal" fo:font-weight="normal" officeooo:rsid="0015e4aa" officeooo:paragraph-rsid="001ff703" style:font-style-asian="normal" style:font-weight-asian="normal" style:font-name-complex="Times New Roman1" style:font-style-complex="normal" style:font-weight-complex="normal"/>
    </style:style>
    <style:style style:name="P19" style:family="paragraph" style:parent-style-name="Standard">
      <style:paragraph-properties fo:line-height="200%"/>
      <style:text-properties style:font-name="Times New Roman" fo:font-style="normal" fo:font-weight="normal" officeooo:rsid="0015e4aa" officeooo:paragraph-rsid="00210365" style:font-style-asian="normal" style:font-weight-asian="normal" style:font-name-complex="Times New Roman1" style:font-style-complex="normal" style:font-weight-complex="normal"/>
    </style:style>
    <style:style style:name="P20" style:family="paragraph" style:parent-style-name="Text_20_body">
      <style:text-properties officeooo:paragraph-rsid="00309a12"/>
    </style:style>
    <style:style style:name="P21" style:family="paragraph" style:parent-style-name="Standard">
      <style:paragraph-properties fo:line-height="200%"/>
      <style:text-properties style:font-name="Times New Roman" fo:font-style="normal" fo:font-weight="normal" officeooo:rsid="0021c2fd" officeooo:paragraph-rsid="002d3b9f" style:font-style-asian="normal" style:font-weight-asian="normal" style:font-name-complex="Times New Roman1" style:font-style-complex="normal" style:font-weight-complex="normal"/>
    </style:style>
    <style:style style:name="P22" style:family="paragraph" style:parent-style-name="Standard">
      <style:paragraph-properties fo:line-height="200%" fo:text-align="center" style:justify-single-word="false"/>
      <style:text-properties style:font-name="Times New Roman" fo:font-style="normal" fo:font-weight="normal" officeooo:rsid="00232b9b" officeooo:paragraph-rsid="0024dba7" style:font-style-asian="normal" style:font-weight-asian="normal" style:font-name-complex="Times New Roman1" style:font-style-complex="normal" style:font-weight-complex="normal"/>
    </style:style>
    <style:style style:name="P23" style:family="paragraph" style:parent-style-name="Standard">
      <style:paragraph-properties fo:line-height="200%"/>
      <style:text-properties style:font-name="Times New Roman" fo:font-style="normal" fo:font-weight="normal" officeooo:rsid="002ba311" officeooo:paragraph-rsid="002ba311" style:font-style-asian="normal" style:font-weight-asian="normal" style:font-name-complex="Times New Roman1" style:font-style-complex="normal" style:font-weight-complex="normal"/>
    </style:style>
    <style:style style:name="P24" style:family="paragraph" style:parent-style-name="Standard">
      <loext:graphic-properties draw:fill="solid" draw:fill-color="#ffffff"/>
      <style:paragraph-properties fo:line-height="200%" fo:background-color="#ffffff" style:vertical-align="baseline"/>
    </style:style>
    <style:style style:name="P25" style:family="paragraph" style:parent-style-name="Heading_20_2">
      <style:paragraph-properties fo:text-align="start" style:justify-single-word="false"/>
      <style:text-properties style:use-window-font-color="true" loext:opacity="0%" style:font-name-complex="Times New Roman1" style:font-size-complex="12pt">
        <loext:char-complex-color loext:theme-type="dark1" loext:color-type="theme"/>
      </style:text-properties>
    </style:style>
    <style:style style:name="P26" style:family="paragraph" style:parent-style-name="Heading_20_2">
      <style:paragraph-properties fo:text-align="start" style:justify-single-word="false"/>
    </style:style>
    <style:style style:name="P27" style:family="paragraph" style:parent-style-name="Standard">
      <style:paragraph-properties fo:margin-top="0in" fo:margin-bottom="0in" style:contextual-spacing="true" fo:line-height="200%"/>
    </style:style>
    <style:style style:name="P28" style:family="paragraph" style:parent-style-name="Standard">
      <style:paragraph-properties fo:line-height="200%"/>
      <style:text-properties style:font-name="Times New Roman" style:font-name-complex="Times New Roman1" style:font-weight-complex="bold"/>
    </style:style>
    <style:style style:name="P29" style:family="paragraph" style:parent-style-name="Standard">
      <style:paragraph-properties fo:margin-top="0in" fo:margin-bottom="0.111in" style:contextual-spacing="false" fo:line-height="108%"/>
      <style:text-properties style:font-name="Times New Roman" style:font-name-complex="Times New Roman1"/>
    </style:style>
    <style:style style:name="P30" style:family="paragraph" style:parent-style-name="Standard">
      <style:paragraph-properties fo:margin-top="0in" fo:margin-bottom="0.111in" style:contextual-spacing="false" fo:line-height="108%" fo:break-before="page"/>
    </style:style>
    <style:style style:name="P31"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style>
    <style:style style:name="P32"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fo:background-color="#ffffff"/>
    </style:style>
    <style:style style:name="P33" style:family="paragraph" style:parent-style-name="Normal_20__28_Web_29_">
      <loext:graphic-properties draw:fill="solid" draw:fill-color="#ffffff"/>
      <style:paragraph-properties fo:margin-top="0in" fo:margin-bottom="0in" style:contextual-spacing="false" fo:line-height="200%" fo:background-color="#ffffff"/>
      <style:text-properties fo:font-weight="bold" style:font-weight-asian="bold" style:font-weight-complex="bold"/>
    </style:style>
    <style:style style:name="P34" style:family="paragraph" style:parent-style-name="Normal_20__28_Web_29_">
      <loext:graphic-properties draw:fill="solid" draw:fill-color="#ffffff"/>
      <style:paragraph-properties fo:margin-top="0in" fo:margin-bottom="0in" style:contextual-spacing="false" fo:line-height="200%" fo:break-before="page" fo:background-color="#ffffff"/>
    </style:style>
    <style:style style:name="P35"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c536" officeooo:paragraph-rsid="0030c53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6"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efb6" officeooo:paragraph-rsid="003aefb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7"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0e1cc" officeooo:paragraph-rsid="0030e1c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8"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0348efc"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39"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28a84" officeooo:paragraph-rsid="00328a84"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0"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1"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68aa" officeooo:paragraph-rsid="003768aa"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2"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7888" officeooo:paragraph-rsid="003a7888"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3" style:family="paragraph" style:parent-style-name="Table_20_Contents">
      <style:paragraph-properties fo:text-align="start"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48efc" officeooo:paragraph-rsid="003587b6" style:font-name-asian="Times New Roman1" style:font-size-asian="12pt" style:font-style-asian="normal" style:font-weight-asian="normal" style:font-name-complex="Times New Roman1" style:font-size-complex="12pt" style:font-style-complex="normal" style:font-weight-complex="normal" style:text-overline-style="none" style:text-overline-color="font-color"/>
    </style:style>
    <style:style style:name="P44" style:family="paragraph" style:parent-style-name="Normal_20__28_Web_29_">
      <loext:graphic-properties draw:fill="solid" draw:fill-color="#ffffff"/>
      <style:paragraph-properties fo:margin-top="0in" fo:margin-bottom="0in" style:contextual-spacing="false" fo:line-height="200%" fo:background-color="#ffffff"/>
      <style:text-properties style:font-name="inherit"/>
    </style:style>
    <style:style style:name="P45" style:family="paragraph" style:parent-style-name="Normal_20__28_Web_29_">
      <loext:graphic-properties draw:fill="solid" draw:fill-color="#ffffff"/>
      <style:paragraph-properties fo:margin-top="0in" fo:margin-bottom="0in" style:contextual-spacing="false" fo:line-height="200%" fo:background-color="#ffffff"/>
    </style:style>
    <style:style style:name="P46"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inherit" fo:font-weight="bold" style:font-weight-asian="bold" style:font-weight-complex="bold"/>
    </style:style>
    <style:style style:name="P47" style:family="paragraph" style:parent-style-name="Normal_20__28_Web_29_">
      <loext:graphic-properties draw:fill="solid" draw:fill-color="#ffffff"/>
      <style:paragraph-properties fo:margin-top="0in" fo:margin-bottom="0in" style:contextual-spacing="false" fo:line-height="200%" fo:background-color="#ffffff" text:number-lines="false" text:line-number="0"/>
      <style:text-properties style:font-name="inherit"/>
    </style:style>
    <style:style style:name="P48" style:family="paragraph" style:parent-style-name="Standard">
      <style:paragraph-properties fo:margin-top="0in" fo:margin-bottom="0.111in" style:contextual-spacing="false" fo:line-height="108%" text:number-lines="false" text:line-number="0"/>
      <style:text-properties fo:color="#595959" loext:opacity="100%" style:font-name="inherit" style:font-name-asian="Times New Roman1" style:font-name-complex="Times New Roman1"/>
    </style:style>
    <style:style style:name="T1" style:family="text">
      <style:text-properties style:use-window-font-color="true" loext:opacity="0%" fo:font-style="italic" style:font-style-asian="italic" style:font-name-complex="Times New Roman1" style:font-size-complex="12pt" style:font-style-complex="italic"/>
    </style:style>
    <style:style style:name="T2" style:family="text">
      <style:text-properties style:use-window-font-color="true" loext:opacity="0%" style:font-name-complex="Times New Roman1" style:font-size-complex="12pt">
        <loext:char-complex-color loext:theme-type="dark1" loext:color-type="theme"/>
      </style:text-properties>
    </style:style>
    <style:style style:name="T3" style:family="text">
      <style:text-properties style:use-window-font-color="true" loext:opacity="0%" style:font-name-complex="Times New Roman1" style:font-size-complex="12pt"/>
    </style:style>
    <style:style style:name="T4" style:family="text">
      <style:text-properties style:font-name-complex="Times New Roman1" style:font-size-complex="12pt"/>
    </style:style>
    <style:style style:name="T5" style:family="text">
      <style:text-properties style:font-name-asian="Times New Roman1" style:font-name-complex="Times New Roman1"/>
    </style:style>
    <style:style style:name="T6" style:family="text">
      <style:text-properties style:font-name="Times New Roman" style:font-name-asian="Times New Roman1" style:language-asian="ja" style:country-asian="JP" style:font-name-complex="Times New Roman1" style:font-weight-complex="bold"/>
    </style:style>
    <style:style style:name="T7" style:family="text">
      <style:text-properties style:text-position="super 58%" style:font-name="Times New Roman" style:font-name-asian="Times New Roman1" style:language-asian="ja" style:country-asian="JP" style:font-name-complex="Times New Roman1" style:font-weight-complex="bold"/>
    </style:style>
    <style:style style:name="T8" style:family="text">
      <style:text-properties style:font-name="Times New Roman" fo:background-color="#ffffff" loext:char-shading-value="0" style:font-name-complex="Times New Roman1"/>
    </style:style>
    <style:style style:name="T9" style:family="text">
      <style:text-properties style:text-position="super 58%" style:font-name="Times New Roman" fo:background-color="#ffffff" loext:char-shading-value="0" style:font-name-complex="Times New Roman1" loext:padding="0in" loext:border="none" loext:shadow="none"/>
    </style:style>
    <style:style style:name="T10" style:family="text">
      <style:text-properties style:text-position="super 58%" style:font-name="Times New Roman" fo:background-color="#ffffff" loext:char-shading-value="0" style:font-name-complex="Times New Roman1"/>
    </style:style>
    <style:style style:name="T11" style:family="text">
      <style:text-properties style:font-name="Times New Roman" fo:font-weight="bold" style:font-weight-asian="bold" style:font-name-complex="Times New Roman1" style:font-weight-complex="bold"/>
    </style:style>
    <style:style style:name="T12" style:family="text">
      <style:text-properties style:font-name="Times New Roman" style:font-name-complex="Times New Roman1"/>
    </style:style>
    <style:style style:name="T13" style:family="text">
      <style:text-properties style:font-name="Times New Roman" fo:font-style="italic" fo:background-color="#ffffff" loext:char-shading-value="0" style:font-style-asian="italic" style:font-name-complex="Times New Roman1"/>
    </style:style>
    <style:style style:name="T14" style:family="text">
      <style:text-properties style:font-name="Times New Roman" style:font-name-complex="Times New Roman1" style:font-weight-complex="bold"/>
    </style:style>
    <style:style style:name="T15" style:family="text">
      <style:text-properties style:font-name="Times New Roman" fo:font-weight="bold" style:font-weight-asian="bold" style:font-name-complex="Times New Roman1"/>
    </style:style>
    <style:style style:name="T16" style:family="text">
      <style:text-properties style:font-name-complex="Times New Roman1" style:font-weight-complex="bold"/>
    </style:style>
    <style:style style:name="T17" style:family="text">
      <style:text-properties officeooo:rsid="00187fcd"/>
    </style:style>
    <style:style style:name="T18" style:family="text">
      <style:text-properties officeooo:rsid="0019e02b"/>
    </style:style>
    <style:style style:name="T19" style:family="text">
      <style:text-properties officeooo:rsid="001e670a"/>
    </style:style>
    <style:style style:name="T20" style:family="text">
      <style:text-properties officeooo:rsid="001f6c18"/>
    </style:style>
    <style:style style:name="T21" style:family="text">
      <style:text-properties officeooo:rsid="001e7b57"/>
    </style:style>
    <style:style style:name="T22" style:family="text">
      <style:text-properties fo:font-family="'DejaVu Sans'" style:font-family-generic="swiss" officeooo:rsid="001bad8e"/>
    </style:style>
    <style:style style:name="T23" style:family="text">
      <style:text-properties officeooo:rsid="001e7b57" fo:background-color="#81d41a" loext:char-shading-value="0"/>
    </style:style>
    <style:style style:name="T24" style:family="text">
      <style:text-properties officeooo:rsid="001e7b57" fo:background-color="transparent" loext:char-shading-value="0"/>
    </style:style>
    <style:style style:name="T25" style:family="text">
      <style:text-properties officeooo:rsid="001bad8e"/>
    </style:style>
    <style:style style:name="T26" style:family="text">
      <style:text-properties officeooo:rsid="001d0b8d"/>
    </style:style>
    <style:style style:name="T27" style:family="text">
      <style:text-properties officeooo:rsid="001ff703"/>
    </style:style>
    <style:style style:name="T28" style:family="text">
      <style:text-properties officeooo:rsid="002026d8"/>
    </style:style>
    <style:style style:name="T29" style:family="text">
      <style:text-properties officeooo:rsid="00210365"/>
    </style:style>
    <style:style style:name="T30" style:family="text">
      <style:text-properties officeooo:rsid="0021c2fd"/>
    </style:style>
    <style:style style:name="T31" style:family="text">
      <style:text-properties fo:font-style="italic" style:font-style-asian="italic" style:font-style-complex="italic"/>
    </style:style>
    <style:style style:name="T32" style:family="text">
      <style:text-properties style:font-name="Times New Roman" fo:font-style="normal" fo:font-weight="normal" officeooo:rsid="0021c2fd" style:font-style-asian="normal" style:font-weight-asian="normal" style:font-name-complex="Times New Roman1" style:font-style-complex="normal" style:font-weight-complex="normal"/>
    </style:style>
    <style:style style:name="T33" style:family="text">
      <style:text-properties style:font-name="Times New Roman" fo:font-style="normal" fo:font-weight="normal" officeooo:rsid="00309a12" style:font-style-asian="normal" style:font-weight-asian="normal" style:font-name-complex="Times New Roman1" style:font-style-complex="normal" style:font-weight-complex="normal"/>
    </style:style>
    <style:style style:name="T34" style:family="text">
      <style:text-properties style:font-name="Times New Roman" fo:font-style="normal" fo:font-weight="normal" officeooo:rsid="0025f5b7" style:font-style-asian="normal" style:font-weight-asian="normal" style:font-name-complex="Times New Roman1" style:font-style-complex="normal" style:font-weight-complex="normal"/>
    </style:style>
    <style:style style:name="T35" style:family="text">
      <style:text-properties style:font-name="Times New Roman" fo:font-style="normal" fo:font-weight="normal" officeooo:rsid="00232b9b" style:font-style-asian="normal" style:font-weight-asian="normal" style:font-name-complex="Times New Roman1" style:font-style-complex="normal" style:font-weight-complex="normal"/>
    </style:style>
    <style:style style:name="T36" style:family="text">
      <style:text-properties style:font-name="Times New Roman" fo:font-style="normal" fo:font-weight="normal" officeooo:rsid="002ba311" style:font-style-asian="normal" style:font-weight-asian="normal" style:font-name-complex="Times New Roman1" style:font-style-complex="normal" style:font-weight-complex="normal"/>
    </style:style>
    <style:style style:name="T37" style:family="text">
      <style:text-properties style:font-name="Times New Roman" fo:font-style="italic" fo:font-weight="normal" officeooo:rsid="002ba311" style:font-style-asian="italic" style:font-weight-asian="normal" style:font-name-complex="Times New Roman1" style:font-style-complex="italic" style:font-weight-complex="normal"/>
    </style:style>
    <style:style style:name="T38" style:family="text">
      <style:text-properties style:font-name="Times New Roman" fo:font-style="italic" fo:font-weight="normal" officeooo:rsid="0021c2fd" style:font-style-asian="italic" style:font-weight-asian="normal" style:font-name-complex="Times New Roman1" style:font-style-complex="italic" style:font-weight-complex="normal"/>
    </style:style>
    <style:style style:name="T39"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style>
    <style:style style:name="T40" style:family="text">
      <style:text-properties style:font-name="Times New Roman" fo:font-style="normal" fo:font-weight="normal" officeooo:rsid="0030c536" style:font-style-asian="normal" style:font-weight-asian="normal" style:font-name-complex="Times New Roman1" style:font-style-complex="normal" style:font-weight-complex="normal"/>
    </style:style>
    <style:style style:name="T41" style:family="text">
      <style:text-properties style:font-name="Times New Roman" fo:font-style="normal" fo:font-weight="normal" officeooo:rsid="002d3b9f" style:font-style-asian="normal" style:font-weight-asian="normal" style:font-name-complex="Times New Roman1" style:font-style-complex="normal" style:font-weight-complex="normal"/>
    </style:style>
    <style:style style:name="T42" style:family="text">
      <style:text-properties fo:font-variant="small-caps"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3" style:family="text">
      <style:text-properties fo:font-variant="small-caps" style:text-position="0% 100%" style:font-name="Times New Roman" fo:font-style="italic" fo:font-weight="normal" officeooo:rsid="002d3b9f" style:font-style-asian="italic" style:font-weight-asian="normal" style:font-name-complex="Times New Roman1" style:font-style-complex="italic" style:font-weight-complex="normal" style:text-overline-style="none" style:text-overline-color="font-color"/>
    </style:style>
    <style:style style:name="T44" style:family="text">
      <style:text-properties officeooo:rsid="00309a12"/>
    </style:style>
    <style:style style:name="T45" style:family="text">
      <style:text-properties officeooo:rsid="002ba311"/>
    </style:style>
    <style:style style:name="T46" style:family="text">
      <style:text-properties fo:font-style="italic" officeooo:rsid="002ba311" style:font-style-asian="italic" style:font-style-complex="italic"/>
    </style:style>
    <style:style style:name="T47" style:family="text">
      <style:text-properties style:text-position="sub 58%" fo:font-style="italic" style:font-style-asian="italic" style:font-style-complex="italic"/>
    </style:style>
    <style:style style:name="T48" style:family="text">
      <style:text-properties style:font-name="Times New Roman" style:font-name-asian="Times New Roman1" style:font-name-complex="Times New Roman1"/>
    </style:style>
    <style:style style:name="T49" style:family="text">
      <style:text-properties style:font-name="Times New Roman" fo:font-weight="bold" style:font-name-asian="Times New Roman1" style:font-weight-asian="bold" style:font-name-complex="Times New Roman1" style:font-weight-complex="bold"/>
    </style:style>
    <style:style style:name="T50" style:family="text">
      <style:text-properties style:text-position="super 58%" style:font-name="Times New Roman" style:font-name-asian="Times New Roman1" style:font-name-complex="Times New Roman1" loext:padding="0in" loext:border="none" loext:shadow="none"/>
    </style:style>
    <style:style style:name="T51" style:family="text">
      <style:text-properties fo:color="#000000" loext:opacity="100%" style:font-name="Times New Roman" fo:font-style="italic" fo:font-weight="bold" style:font-style-asian="italic" style:font-weight-asian="bold" style:font-name-complex="Times New Roman1" style:font-style-complex="italic">
        <loext:char-complex-color loext:theme-type="dark1" loext:color-type="theme"/>
      </style:text-properties>
    </style:style>
    <style:style style:name="T52" style:family="text">
      <style:text-properties style:font-name="Times New Roman" fo:font-weight="bold" fo:background-color="#ffffff" loext:char-shading-value="0" style:font-weight-asian="bold" style:font-name-complex="Times New Roman1"/>
    </style:style>
    <style:style style:name="T53" style:family="text">
      <style:text-properties style:font-name="Times New Roman" fo:font-weight="bold" fo:background-color="#ffffff" loext:char-shading-value="0" style:font-weight-asian="bold" style:font-name-complex="Times New Roman1" style:font-weight-complex="bold"/>
    </style:style>
    <style:style style:name="T54" style:family="text">
      <style:text-properties style:use-window-font-color="true" loext:opacity="0%" fo:font-weight="normal" style:font-name-asian="Calibri2" style:font-weight-asian="normal" style:font-name-complex="Times New Roman1" style:font-size-complex="12pt" style:font-weight-complex="bold"/>
    </style:style>
    <style:style style:name="T55" style:family="text">
      <style:text-properties style:font-name="Cambria"/>
    </style:style>
    <style:style style:name="T56" style:family="text">
      <style:text-properties style:font-name="Cambria" style:font-name-complex="Times New Roman1"/>
    </style:style>
    <style:style style:name="T57" style:family="text">
      <style:text-properties fo:background-color="#ffffff" loext:char-shading-value="0"/>
    </style:style>
    <style:style style:name="T58" style:family="text">
      <style:text-properties fo:font-weight="bold" style:font-weight-asian="bold" style:font-weight-complex="bold"/>
    </style:style>
    <style:style style:name="T59" style:family="text">
      <style:text-properties style:font-name="inherit"/>
    </style:style>
    <style:style style:name="T60" style:family="text">
      <style:text-properties style:text-position="sub 58%"/>
    </style:style>
    <style:style style:name="T61" style:family="text">
      <style:text-properties style:font-name="Times New Roman" officeooo:rsid="0021c2fd"/>
    </style:style>
    <style:style style:name="T62" style:family="text">
      <style:text-properties fo:color="#000000" loext:opacity="100%" fo:background-color="#ffffff" loext:char-shading-value="0">
        <loext:char-complex-color loext:theme-type="dark1" loext:color-type="theme"/>
      </style:text-properties>
    </style:style>
    <style:style style:name="T63" style:family="text">
      <style:text-properties fo:color="#000000" loext:opacity="100%">
        <loext:char-complex-color loext:theme-type="dark1" loext:color-type="theme"/>
      </style:text-properties>
    </style:style>
    <style:style style:name="T64" style:family="text">
      <style:text-properties fo:color="#000000" loext:opacity="100%" style:font-name="inherit">
        <loext:char-complex-color loext:theme-type="dark1" loext:color-type="theme"/>
      </style:text-properties>
    </style:style>
    <style:style style:name="T65" style:family="text">
      <style:text-properties style:font-name="inherit" fo:font-weight="bold" style:font-weight-asian="bold" style:font-weight-complex="bold"/>
    </style:style>
    <style:style style:name="T66" style:family="text">
      <style:text-properties style:font-name="inherit" style:font-name-asian="Times New Roman1" style:font-name-complex="Times New Roman1" loext:padding="0in" loext:border="none" loext:shadow="none"/>
    </style:style>
    <style:style style:name="T67" style:family="text">
      <style:text-properties style:font-name="inherit" style:font-name-asian="Times New Roman1" style:font-name-complex="Times New Roman1"/>
    </style:style>
    <style:style style:name="T68" style:family="text">
      <style:text-properties fo:color="#000000" loext:opacity="100%" style:font-name="Times New Roman" fo:background-color="#ffffff" loext:char-shading-value="0" style:font-name-complex="Times New Roman1">
        <loext:char-complex-color loext:theme-type="dark1" loext:color-type="theme"/>
      </style:text-properties>
    </style:style>
    <style:style style:name="T69" style:family="text">
      <style:text-properties fo:color="#595959" loext:opacity="100%" fo:font-family="'Noto Sans'" style:font-family-generic="swiss" style:font-pitch="variable" fo:background-color="#ffffff" loext:char-shading-value="0" style:font-family-complex="'Noto Sans'" style:font-family-generic-complex="system" style:font-pitch-complex="variable"/>
    </style:style>
    <style:style style:name="T70" style:family="text">
      <style:text-properties fo:color="#595959" loext:opacity="100%" style:font-name="inherit" style:font-name-asian="Times New Roman1" style:font-name-complex="Times New Roman1"/>
    </style:style>
    <style:style style:name="fr1" style:family="graphic" style:parent-style-name="Formula">
      <style:graphic-properties style:vertical-pos="from-top" style:horizontal-pos="from-left" style:horizontal-rel="paragraph-content" draw:ole-draw-aspect="1"/>
    </style: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 text:outline-level="1" loext:marker-style-name="T1"><text:bookmark-start text:name="_Toc2685944"/><text:bookmark-start text:name="_Toc2685945"/><text:bookmark-start text:name="OLE_LINK1"/><text:bookmark-start text:name="OLE_LINK2"/><text:span text:style-name="T1">This template provides section headings and instructions for Weed Science manuscripts. When using the template to format a manuscript, insert your own text and remove this paragraph and the section instructions. Retain line numbering.</text:span><text:span text:style-name="T1"/></text:h>
      <text:h text:style-name="P2" text:outline-level="1" loext:marker-style-name="T2"><text:bookmark-end text:name="_Toc2685944"/></text:h>
      <text:h text:style-name="P1" text:outline-level="1" loext:marker-style-name="T3"><text:span text:style-name="T3">Short title: Maximum of 30 characters and spaces</text:span><text:span text:style-name="T3"/></text:h>
      <text:h text:style-name="P3" text:outline-level="1" loext:marker-style-name="T2"/>
      <text:h text:style-name="Heading_20_1" text:outline-level="1" loext:marker-style-name="T4"><text:span text:style-name="T3">The full title should be no more than 200 characters and spaces, centered, in bold, sentence case and should include words useful in online searches. S</text:span><text:span text:style-name="T5">cientific names in the title should be given in full (without authority).</text:span></text:h>
      <text:h text:style-name="P4" text:outline-level="2" loext:marker-style-name="T2"/>
      <text:h text:style-name="P5" text:outline-level="1" loext:marker-style-name="T6"><text:span text:style-name="T6">Author One</text:span><text:span text:style-name="T7">1</text:span><text:span text:style-name="T6">, Author Two</text:span><text:span text:style-name="T7">2</text:span><text:span text:style-name="T6">, and Author Three</text:span><text:span text:style-name="T7">3</text:span></text:h>
      <text:p text:style-name="P6" loext:marker-style-name="T8"/>
      <text:p text:style-name="P7" loext:marker-style-name="T8"><text:span text:style-name="T8">ORCID iD is required for corresponding author. Provide details for each author of professional affiliation at the time the research was conducted, using this format:</text:span><text:span text:style-name="T8"/></text:p>
      <text:p text:style-name="P7" loext:marker-style-name="T8"><text:span text:style-name="T9">1</text:span><text:span text:style-name="T8">Author Job Title (ORCID 0000-000x-xxxx-xxxx), Department (if applicable), Institution, City, State, Province or Territory abbreviation, Country; </text:span><text:span text:style-name="T10">2</text:span><text:span text:style-name="T8">Author Job Title, Department (if applicable), Institution, City, State, Province or Territory abbreviation, Country; and </text:span><text:span text:style-name="T10">3</text:span><text:span text:style-name="T8">Department (if applicable), Institution, City, State, Province or Territory abbreviation, Country</text:span></text:p>
      <text:p text:style-name="P6" loext:marker-style-name="T8"/>
      <text:p text:style-name="P6" loext:marker-style-name="T8"/>
      <text:p text:style-name="P8" loext:marker-style-name="T11"><text:span text:style-name="normaltextrun"><text:span text:style-name="T11">Author for correspondence:</text:span></text:span><text:span text:style-name="T11"/></text:p>
      <text:p text:style-name="P7" loext:marker-style-name="T8"><text:span text:style-name="T8">Corresponding Author Name; Email: xxx@institution.edu </text:span><text:span text:style-name="T8"/></text:p>
      <text:p text:style-name="P9" loext:marker-style-name="T12"/>
      <text:p text:style-name="P10" loext:marker-style-name="T11"><text:soft-page-break/><text:span text:style-name="T11">Abstract</text:span><text:bookmark-end text:name="_Toc2685945"/><text:span text:style-name="T11"/></text:p>
      <text:p text:style-name="P7" loext:marker-style-name="T8"><text:span text:style-name="T8">A single paragraph of no more than 300 words that provides an objective and informative digest of the significant content of the paper, not simply a description of the contents. <text:s/>When a plant is first mentioned, give the scientific and usual common names e.g. large crabgrass [</text:span><text:span text:style-name="T13">Digitaria sanginalis</text:span><text:span text:style-name="T8"> (L.) Scop.] or soybean [</text:span><text:span text:style-name="T13">Glycine max</text:span><text:span text:style-name="T8"> (L.) Merr.]. After first mention, use abbreviated scientific names (e.g. </text:span><text:span text:style-name="T13">D. sanguinalis</text:span><text:span text:style-name="T8">), and use the common name for crops (e.g. soybean). Refer to the USDA Plants Database (</text:span><text:a xlink:type="simple" xlink:href="https://plants.usda.gov/" text:style-name="Internet_20_link" text:visited-style-name="Visited_20_Internet_20_Link"><text:span text:style-name="Internet_20_link"><text:span text:style-name="T8">https://plants.usda.gov</text:span></text:span></text:a><text:span text:style-name="T8">) for plant names. <text:s/>For microorganisms and animals, at first mention use the common name and scientific name without author, and the abbreviated scientific name thereafter. Do not include citations, tables or figures. At the first mention of a herbicide rate, express the rate either on the acid equivalent (ae) basis or active ingredient (ai) basis. Omit trade names for herbicides, other pesticides, and surfactants or other adjuvants in the abstract.</text:span></text:p>
      <text:p text:style-name="P6" loext:marker-style-name="T8"/>
      <text:p text:style-name="P7" loext:marker-style-name="T14"><text:span text:style-name="T15">Keywords: </text:span><text:span text:style-name="T14">Up to</text:span><text:span text:style-name="T15"> </text:span><text:span text:style-name="T14">8</text:span><text:span text:style-name="T15"> </text:span><text:span text:style-name="T14">additional words from the manuscript that will direct online searches to the article. Alphabetical, lower case. </text:span><text:bookmark-start text:name="_Toc2685946"/></text:p>
      <text:p text:style-name="P11" loext:marker-style-name="T11"/>
      <text:p text:style-name="P12" loext:marker-style-name="T16"><text:span text:style-name="T11">Introduction</text:span><text:bookmark-end text:name="_Toc2685946"/><text:span text:style-name="T11"/></text:p>
      <text:p text:style-name="P7" loext:marker-style-name="T12"><text:span text:style-name="T12">Begin on a new page. The Introduction should provide context for the work presented in the manuscript by reviewing other relevant research and citing key references.</text:span><text:bookmark-start text:name="_Toc2685947"/><text:span text:style-name="T12"> Include a summary of the research goals or other aims of the work. Follow the instructions in the Abstract section for first and subsequent mentions of plant and animal names in the Introduction and the rest of the manuscript.</text:span><text:span text:style-name="T12"/></text:p>
      <text:p text:style-name="P13" loext:marker-style-name="T12"/>
      <text:p text:style-name="P14" loext:marker-style-name="T12">Materials and Methods<text:bookmark-end text:name="_Toc2685947"/></text:p>
      <text:p text:style-name="P15">Plant Material and growing conditions</text:p>
      <text:p text:style-name="P16"><text:span text:style-name="T17">Three</text:span> Palmer amaranth and<text:span text:style-name="T17"> </text:span>waterhemp <text:span text:style-name="T17">biotypes</text:span> were used in this study originated from College Station, Corpus Christi and Luddock <text:span text:style-name="T17">in</text:span> Texas. The seeds were collected in 20XX, cleaned and stored separately at 5 C until the onset of the experiment. </text:p>
      <text:p text:style-name="P17"/>
      <text:p text:style-name="P15">Site Description</text:p>
      <text:p text:style-name="P17"><text:tab/>The experiments were conducted from 2016 to 2021 at College Station, Corpus Christi and Luddock in Texas. <text:span text:style-name="T17">At each location, experiments were set up as a randomized complete block design with four replication and arranged in a split-split-plot design. </text:span><text:span text:style-name="T18">The main plot was two depth of seed burial, including 5 and 25 cm; the sub-plot was the six timing of burial duration, which is 6, 12, 24, 36, 48, and 60 months; and the sub-sub-plot was species, Palmer amaranth and waterhemp. </text:span></text:p>
      <text:p text:style-name="P18"><text:tab/><text:span text:style-name="T19">The experimental unit was established using polyvinyl chloride </text:span><text:span text:style-name="T20">(pvc)</text:span><text:span text:style-name="T19"> </text:span><text:span text:style-name="T20">cage </text:span><text:span text:style-name="T21">of 30-cm diameter </text:span><text:span text:style-name="T22">×</text:span><text:span text:style-name="T21"> </text:span><text:span text:style-name="T23">5 cm-depth</text:span><text:span text:style-name="T24">, with a 2.5-cm lip remaining above the soil surface.</text:span><text:span text:style-name="T21"> P</text:span><text:span text:style-name="T19">olyvinyl chloride</text:span><text:span text:style-name="T21"> was used to </text:span><text:span text:style-name="T20">delineate experimental units and to </text:span><text:span text:style-name="T21">ensure the Palmer amaranth and waterhemp </text:span><text:soft-page-break/><text:span text:style-name="T21">seeds remain intact during the experiment. </text:span><text:span text:style-name="T25">Two hundred seeds of each species were thoroughly mixed with weed-free soil collected from each experimental location. The seed-soil mix were placed in durable nylon micro-mesh bags (10 cm </text:span><text:span text:style-name="T22">×</text:span><text:span text:style-name="T25"> 15 cm) and completely sealed prior to burial at required depths. </text:span><text:span text:style-name="T26">A total of 96 bags were buried in late March 2016 </text:span><text:span text:style-name="T21">in</text:span><text:span text:style-name="T26"> </text:span><text:span text:style-name="T21">respective soil depth at </text:span><text:span text:style-name="T26">each location. </text:span><text:span text:style-name="T20">Each pvc was covered with a mesh to avoid external influence </text:span><text:span text:style-name="T27">(e.g., </text:span><text:span text:style-name="T20">rodents and birds</text:span><text:span text:style-name="T27">)</text:span><text:span text:style-name="T20"> in the experiment. </text:span></text:p>
      <text:p text:style-name="P19"><text:tab/><text:span text:style-name="T28">When a given time-period of burial was reached, micro-mesh bags containing seeds of each species were carefully removed from respectively treatments, placed in brown bags and stored at 4 C. Micro-mesh bags were placed in a box and shipped to the Weed Research laboratory at Texas A&amp;M University </text:span><text:span text:style-name="T29">for seed viability analysis.</text:span></text:p>
      <text:p text:style-name="P19"><text:tab/><text:span text:style-name="T30">DESCRIBE ANALYSIS OF SEED VIABILITY</text:span></text:p>
      <text:p text:style-name="P19"/>
      <text:p text:style-name="Text_20_body"><text:span text:style-name="T31">Data analysis</text:span> </text:p>
      <text:p text:style-name="P20"><text:span text:style-name="T32"><text:tab/>The statistical analysis were performed separately for each location </text:span><text:span text:style-name="T33">(</text:span><text:span text:style-name="T34">Corpus Christi, College Station and Lubbock</text:span><text:span text:style-name="T33">)</text:span><text:span text:style-name="T34"> </text:span><text:span text:style-name="T32">using R statistical software version 4.5.1 </text:span><text:span text:style-name="T35">[CITATION]</text:span><text:span text:style-name="T32">. To evaluate the influence of species and burial depth on seed viability over time, we compared a series of nested non-linear models using </text:span><text:span text:style-name="T36">variance ratio or </text:span><text:span text:style-name="T37">F</text:span><text:span text:style-name="T36">-test</text:span><text:span text:style-name="T32"> via the </text:span><text:span text:style-name="T38">anova</text:span><text:span text:style-name="T32"> function in the </text:span><text:span text:style-name="T39">stats</text:span><text:span text:style-name="T32"> package </text:span><text:reference-mark-start text:name="ZOTERO_ITEM CSL_CITATION {&quot;citationID&quot;:&quot;CB6mjgvl&quot;,&quot;properties&quot;:{&quot;formattedCitation&quot;:&quot;(Oliveira et al. 2018)&quot;,&quot;plainCitation&quot;:&quot;(Oliveira et al. 2018)&quot;,&quot;noteIndex&quot;:0},&quot;citationItems&quot;:[{&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kjrgwpgRfn"/><text:span text:style-name="T32">(Oliveira et al. 2018)</text:span><text:reference-mark-end text:name="ZOTERO_ITEM CSL_CITATION {&quot;citationID&quot;:&quot;CB6mjgvl&quot;,&quot;properties&quot;:{&quot;formattedCitation&quot;:&quot;(Oliveira et al. 2018)&quot;,&quot;plainCitation&quot;:&quot;(Oliveira et al. 2018)&quot;,&quot;noteIndex&quot;:0},&quot;citationItems&quot;:[{&quot;id&quot;:208,&quot;uris&quot;:[&quot;http://zotero.org/users/17654486/items/9BH8LWMU&quot;],&quot;itemData&quot;:{&quot;id&quot;:208,&quot;type&quot;:&quot;article-journal&quot;,&quot;abstract&quot;:&quot;Crop–weed competition is extensively studied in weed science. The additive design, in which weed density varies and the crop density is kept constant, is the most commonly utilised design in plant competition studies. The additive design is important to calculate economic weed thresholds and improve weed control decision-making. Crop–weed competition studies are usually conducted by weed scientists, who sometimes report misleading conclusions because of lack of statistical knowledge needed for data analysis of such studies. Therefore, the objective of this manuscript is to provide the concept of additive design and demonstrate the model selection approach for describing crop–weed density relationship to non-statisticians. We evaluated three models routinely used in the literature to interpret data from additive designs, including polynomial quadratic, sigmoid and rectangular hyperbola curves. Based on the described statistical criteria, we demonstrated the rectangular hyperbola to be the most appropriate model to describe data from an additive design study looking at Richardia brasiliensis and Commelina benghalensis competition with maize (Zea mays). Moreover, we describe step-by-step how to perform the statistical analysis in R software and interpret the results of crop–weed competition studies. We suggest the use of the rectangular hyperbola as a standardised model for crop–weed competition in additive design.&quot;,&quot;container-title&quot;:&quot;Weed Research&quot;,&quot;DOI&quot;:&quot;10.1111/wre.12317&quot;,&quot;ISSN&quot;:&quot;1365-3180&quot;,&quot;issue&quot;:&quot;5&quot;,&quot;language&quot;:&quot;en&quot;,&quot;license&quot;:&quot;© 2018 European Weed Research Society&quot;,&quot;note&quot;:&quot;_eprint: https://onlinelibrary.wiley.com/doi/pdf/10.1111/wre.12317&quot;,&quot;page&quot;:&quot;338-347&quot;,&quot;source&quot;:&quot;Wiley Online Library&quot;,&quot;title&quot;:&quot;Additive design: the concept and data analysis&quot;,&quot;title-short&quot;:&quot;Additive design&quot;,&quot;volume&quot;:&quot;58&quot;,&quot;author&quot;:[{&quot;family&quot;:&quot;Oliveira&quot;,&quot;given&quot;:&quot;M C&quot;},{&quot;family&quot;:&quot;Pereira&quot;,&quot;given&quot;:&quot;G a M&quot;},{&quot;family&quot;:&quot;Ferreira&quot;,&quot;given&quot;:&quot;E A&quot;},{&quot;family&quot;:&quot;Santos&quot;,&quot;given&quot;:&quot;J B&quot;},{&quot;family&quot;:&quot;Knezevic&quot;,&quot;given&quot;:&quot;S Z&quot;},{&quot;family&quot;:&quot;Werle&quot;,&quot;given&quot;:&quot;R&quot;}],&quot;issued&quot;:{&quot;date-parts&quot;:[[&quot;2018&quot;]]}}}],&quot;schema&quot;:&quot;https://github.com/citation-style-language/schema/raw/master/csl-citation.json&quot;} RNDkjrgwpgRfn"/><text:span text:style-name="T32"> . The full model included species × depth interactions, while reduced models excluded either depth effects </text:span><text:span text:style-name="T40">(reduced 1)</text:span><text:span text:style-name="T32"> or both species and depth effects </text:span><text:span text:style-name="T40">(reduced 2)</text:span><text:span text:style-name="T32">. All models were fitted using the three-parameter Weibull function (W1.3) with </text:span><text:span text:style-name="T41">viable seeds (%)</text:span><text:span text:style-name="T32"> as the response and retrieval time (months) as the predictor </text:span><text:span text:style-name="T41">using</text:span><text:span text:style-name="T32"> the </text:span><text:span text:style-name="T42">d</text:span><text:span text:style-name="T43">rc</text:span><text:span text:style-name="T32"> package. </text:span></text:p>
      <text:p text:style-name="Text_20_body"><draw:frame draw:style-name="fr1" draw:name="Object2" text:anchor-type="as-char" svg:y="-0.1528in" svg:width="1.8929in" svg:height="0.2016in" draw:z-index="0"><draw:object xlink:href="./Object 2" xlink:type="simple" xlink:show="embed" xlink:actuate="onLoad"/><draw:image xlink:href="./ObjectReplacements/Object 2" xlink:type="simple" xlink:show="embed" xlink:actuate="onLoad"/></draw:frame></text:p>
      <text:p text:style-name="Text_20_body"><text:soft-page-break/><text:span text:style-name="T44">w</text:span>here <text:span text:style-name="T31">Y</text:span> is the seed viability reduction (%), <text:span text:style-name="T31">d</text:span> is the upper limit, <text:span text:style-name="T31">e</text:span> is the inflection point, <text:span text:style-name="T31">b</text:span> is the slope, and x is the month after burial. </text:p>
      <text:p text:style-name="Text_20_body"><text:tab/><text:tab/></text:p>
      <text:p text:style-name="Text_20_body"/>
      <text:p text:style-name="P21"/>
      <text:p text:style-name="P21"><text:span text:style-name="T45">The model selection was accessed through the variance ratio or </text:span><text:span text:style-name="T46">F</text:span><text:span text:style-name="T45">-test. This statistical procedure evaluates the difference of residual sum squares (RSS) of nested models. The F-test is calculated as: </text:span></text:p>
      <text:p text:style-name="P22"><text:s/><draw:frame draw:style-name="fr1" draw:name="Object1" text:anchor-type="as-char" svg:y="-0.2728in" svg:width="2.9992in" svg:height="0.4484in" draw:z-index="1"><draw:object xlink:href="./Object 1" xlink:type="simple" xlink:show="embed" xlink:actuate="onLoad"/><draw:image xlink:href="./ObjectReplacements/Object 1" xlink:type="simple" xlink:show="embed" xlink:actuate="onLoad"/></draw:frame></text:p>
      <text:p text:style-name="P23"/>
      <text:p text:style-name="P17">where <text:span text:style-name="T31">RSS</text:span><text:span text:style-name="T47">RED</text:span> and <text:span text:style-name="T31">RSS</text:span><text:span text:style-name="T47">FULL</text:span> represent the minimi<text:span text:style-name="T45">z</text:span>ed <text:span text:style-name="T31">RSS</text:span> of the parameters estimated for the full (step 1) and reduced model (step 2, 3 or 4; steps 1 through 4 are described next), respectively; <text:span text:style-name="T31">d.f.</text:span><text:span text:style-name="T47">RED</text:span> and <text:span text:style-name="T31">d.f.</text:span><text:span text:style-name="T47">FULL</text:span> represent the degrees of freedom of the full and reduced models respectively. In practical terms, when P value of the F-test &gt;0.05, we fail to reject the null hypothesis and a reduced model should be used (no difference between I and/or A parameter values between weed species). However, if P of the F-test &lt;0.05, the null hypothesis is rejected and the Full model should be used (different I and/or A parameter values for each weed species). The F-test principle for non-linear regression analysis was calculated for each model using nls ANOVA command in R software (Ritz &amp; Streibig, 2008).</text:p>
      <text:p text:style-name="P17"/>
      <text:p text:style-name="P17"><text:bookmark-start text:name="_Toc2685948"/></text:p>
      <text:p text:style-name="P24" loext:marker-style-name="T48"><text:soft-page-break/><text:span text:style-name="T48">This section should provide sufficient information to allow others to replicate the research described. </text:span><text:span text:style-name="T49">Any use of AI tools in manuscript preparation, including large language models such as ChatGPT, must be described in this section.</text:span><text:span text:style-name="T48"> Describe novel methods in detail; established research protocols can be described more briefly and appropriate citations provided. </text:span><text:span text:style-name="T49">The design of experiments reported here should allow appropriate statistical analysis; in most cases that requires replication in time and/or space. </text:span><text:span text:style-name="T48">Show sources of materials in parentheses following the first mention; for equipment, provide a brief description of the item, model number (if applicable), and the source. Example: <text:s/>Plots were treated with glyphosate (Roundup WeatherMax®, 540 g ai L</text:span><text:span text:style-name="T50">-1</text:span><text:span text:style-name="T48">, Bayer).” Commercially available software packages (e.g. SAS/STAT) should be cited in this way and not in the references. Freely available software described in the peer-reviewed literature (e.g. R) should be referenced by citing the relevant article in the text and in the references section. If five or more herbicides are mentioned, list them in a Table providing herbicide common and trade names; herbicide formulation (if necessary); herbicide rate(s) in active ingredient or acid equivalent; name of respective herbicide manufacturer; and herbicide manufacturer city, state, and website. Include latitude and longitude coordinates for field locations by specifying the coordinates in parenthesis e.g. “Vegetable Crop Research Farm in Champaign, Illinois (40.08⁰N, 88.26⁰W).”</text:span></text:p>
      <text:h text:style-name="P25" text:outline-level="2" loext:marker-style-name="T2"/>
      <text:h text:style-name="P26" text:outline-level="2" loext:marker-style-name="T3"><text:span text:style-name="T3">Results and Discussion</text:span><text:bookmark-end text:name="_Toc2685948"/><text:span text:style-name="T3"/></text:h>
      <text:p text:style-name="P27" loext:marker-style-name="T14"><text:bookmark-start text:name="_Hlk2607705"/><text:bookmark-start text:name="_Toc2685949"/><text:span text:style-name="T14">These are combined as one section, but italicized subheadings can be used.</text:span><text:span text:style-name="T14"/></text:p>
      <text:p text:style-name="P27" loext:marker-style-name="T51"><text:span text:style-name="T51">Example of a Subheading</text:span><text:span text:style-name="T51"/></text:p>
      <text:p text:style-name="P7" loext:marker-style-name="T14"><text:span text:style-name="T14">There is no separate Conclusion section.</text:span><text:span text:style-name="T16"> </text:span><text:span text:style-name="T14">Provide a clear and precise description of the experimental results and how they were interpreted, including details of statistical analyses. Use </text:span><text:soft-page-break/><text:span text:style-name="T14">tables and figures where appropriate to present data; cite them in the text as Table 1, Figure 1 etc. and attach them to the end of the manuscript (see below). Discuss the results in the broader context of previous research, and describe their implications for the research goals and/or working hypotheses presented in Materials and Methods.</text:span></text:p>
      <text:p text:style-name="P28" loext:marker-style-name="T14"/>
      <text:p text:style-name="P27" loext:marker-style-name="T8"><text:span text:style-name="T15">Acknowledgments</text:span><text:span text:style-name="T52"/></text:p>
      <text:p text:style-name="P27" loext:marker-style-name="T8"><text:span text:style-name="T8"> Individuals who contributed to the research but who do not meet the criteria for authorship may be acknowledged in this section.</text:span><text:span text:style-name="T8"/></text:p>
      <text:p text:style-name="P9" loext:marker-style-name="T12"/>
      <text:p text:style-name="P7" loext:marker-style-name="T11"><text:span text:style-name="T11">Funding</text:span><text:span text:style-name="T11"/></text:p>
      <text:p text:style-name="P7" loext:marker-style-name="T11"><text:span text:style-name="T8">Authors must disclose all funding received to support the research described in the manuscript by describing and acknowledging funding sources in this section. Where no specific funding was provided for research, provide the following statement: "This research received no specific grant from any funding agency, commercial or not-for-profit sectors."</text:span><text:span text:style-name="T53"/></text:p>
      <text:p text:style-name="P9" loext:marker-style-name="T12"/>
      <text:p text:style-name="P7" loext:marker-style-name="T11"><text:span text:style-name="T11">Competing Interests</text:span><text:span text:style-name="T11"/></text:p>
      <text:p text:style-name="P7" loext:marker-style-name="T12"><text:span text:style-name="T12">A competing interest declaration is required. Competing interests are situations that could be perceived to exert an undue influence on the content or publication of an author’s work. They may include, but are not limited to, financial, professional, contractual, or personal relationships or situations. If the manuscript has multiple authors, include competing interest declarations relevant to all contributing authors. Example: “Competing interests: Author 1 is employed at organization A, Author 2 is on the Board of company B and is a member of organization C. </text:span><text:soft-page-break/><text:span text:style-name="T12">Author 3 has received grants from company D.” If no competing interests exist, the declaration should state “Competing interests: The author(s) declare none."</text:span><text:span text:style-name="T12"/></text:p>
      <text:p text:style-name="P29" loext:marker-style-name="T12"/>
      <text:p text:style-name="P30" loext:marker-style-name="T54"><text:span text:style-name="Heading_20_2_20_Char"><text:span text:style-name="T3">References</text:span></text:span><text:span text:style-name="T54"/></text:p>
      <text:p text:style-name="P7" loext:marker-style-name="T55"><text:span text:style-name="T55">Begin on a separate page and list citations alphabetically by author. Each citation should include the names of all authors, year of publication, complete title, publication, volume number, and inclusive pages, in that sequence.</text:span><text:span text:style-name="T56"> </text:span><text:span text:style-name="T55"><text:s/>Theses and dissertations may appear in References, but do not cite or footnote abstracts more than 3 years old unless the information contained is of vital importance and has not been reported elsewhere. Preprints and unpublished materials are not permitted in the References section but can be cited parenthetically in the text. <text:s/>For additional formatting details see: </text:span></text:p>
      <text:p text:style-name="P31" loext:marker-style-name="T57"><text:a xlink:type="simple" xlink:href="https://www.cambridge.org/core/journals/weed-science/information/author-instructions/preparing-your-materials" text:style-name="Internet_20_link" text:visited-style-name="Visited_20_Internet_20_Link"><text:span text:style-name="Internet_20_link"><text:span text:style-name="T57">https://www.cambridge.org/core/journals/weed-science/information/author-instructions/preparing-your-materials.</text:span></text:span></text:a></text:p>
      <text:p text:style-name="P32" loext:marker-style-name="T57"/>
      <text:p text:style-name="P33" loext:marker-style-name="T58"/>
      <text:p text:style-name="P34" loext:marker-style-name="T58"><text:span text:style-name="T58">Table</text:span><text:span text:style-name="T59">s</text:span></text:p>
      <table:table table:name="Table1" table:style-name="Table1" table:template-name="Default Style">
        <table:table-column table:style-name="Table1.A"/>
        <table:table-column table:style-name="Table1.B"/>
        <table:table-column table:style-name="Table1.C"/>
        <table:table-column table:style-name="Table1.D"/>
        <table:table-column table:style-name="Table1.E"/>
        <table:table-column table:style-name="Table1.F"/>
        <table:table-column table:style-name="Table1.G"/>
        <table:table-column table:style-name="Table1.H"/>
        <table:table-row table:style-name="Table1.1">
          <table:table-cell table:style-name="Table1.A1" table:number-rows-spanned="2" office:value-type="string">
            <text:p text:style-name="P35">Model</text:p>
          </table:table-cell>
          <table:table-cell table:style-name="Table1.A1" table:number-rows-spanned="2" office:value-type="string">
            <text:p text:style-name="P36">Term</text:p>
          </table:table-cell>
          <table:table-cell table:style-name="Table1.A1" table:number-rows-spanned="2" office:value-type="string">
            <text:p text:style-name="P36">Curve</text:p>
          </table:table-cell>
          <table:table-cell table:style-name="Table1.A1" table:number-columns-spanned="3" office:value-type="string">
            <text:p text:style-name="P35">Model selection</text:p>
          </table:table-cell>
          <table:covered-table-cell/>
          <table:covered-table-cell/>
          <table:table-cell table:style-name="Table1.G1" table:number-columns-spanned="2" office:value-type="string">
            <text:p text:style-name="P37">Goodness-of-fit</text:p>
          </table:table-cell>
          <table:covered-table-cell/>
        </table:table-row>
        <table:table-row table:style-name="Table1.1">
          <table:covered-table-cell table:style-name="Table1.A2"/>
          <table:covered-table-cell table:style-name="Table1.A2"/>
          <table:covered-table-cell table:style-name="Table1.A2"/>
          <table:table-cell table:style-name="Table1.D2" office:value-type="string">
            <text:p text:style-name="P35">F-test</text:p>
          </table:table-cell>
          <table:table-cell table:style-name="Table1.E2" office:value-type="string">
            <text:p text:style-name="P35">P-value</text:p>
          </table:table-cell>
          <table:table-cell table:style-name="Table1.F2" office:value-type="string">
            <text:p text:style-name="P35">AIC<text:span text:style-name="T60">c</text:span></text:p>
          </table:table-cell>
          <table:table-cell table:style-name="Table1.G2" office:value-type="string">
            <text:p text:style-name="P38">RSME</text:p>
          </table:table-cell>
          <table:table-cell table:style-name="Table1.H2" office:value-type="string">
            <text:p text:style-name="P38">Model efficiency</text:p>
          </table:table-cell>
        </table:table-row>
        <table:table-row table:style-name="Table1.1">
          <table:table-cell table:style-name="Table1.A2" table:number-rows-spanned="4" office:value-type="string">
            <text:p text:style-name="P35">Full model</text:p>
          </table:table-cell>
          <table:table-cell table:style-name="Table1.B3" table:number-rows-spanned="4" office:value-type="string">
            <text:p text:style-name="P35">species <text:span text:style-name="T61">× </text:span>depth</text:p>
          </table:table-cell>
          <table:table-cell table:style-name="Table1.C3" office:value-type="string">
            <text:p text:style-name="P39">Palmer amaranth at 25 cm</text:p>
          </table:table-cell>
          <table:table-cell table:style-name="Table1.D3" table:number-rows-spanned="4" office:value-type="string">
            <text:p text:style-name="P40">-</text:p>
            <text:p text:style-name="P35"/>
          </table:table-cell>
          <table:table-cell table:style-name="Table1.E3" table:number-rows-spanned="4" office:value-type="string">
            <text:p text:style-name="P40">-</text:p>
          </table:table-cell>
          <table:table-cell table:style-name="Table1.F3" table:number-rows-spanned="4" office:value-type="float" office:value="0">
            <text:p text:style-name="P37">965.37</text:p>
          </table:table-cell>
          <table:table-cell table:style-name="Table1.F3" office:value-type="float" office:value="5.91">
            <text:p text:style-name="P41">5.91</text:p>
          </table:table-cell>
          <table:table-cell table:style-name="Table1.H3" office:value-type="float" office:value="0.97">
            <text:p text:style-name="P41">0.97</text:p>
          </table:table-cell>
        </table:table-row>
        <table:table-row>
          <table:covered-table-cell table:style-name="Table1.A2"/>
          <table:covered-table-cell table:style-name="Table1.B4"/>
          <table:table-cell table:style-name="Table1.C4" office:value-type="string">
            <text:p text:style-name="P39">Palmer amaranth at 5 cm</text:p>
          </table:table-cell>
          <table:covered-table-cell table:style-name="Table1.D3"/>
          <table:covered-table-cell table:style-name="Table1.E4"/>
          <table:covered-table-cell table:style-name="Table1.F3"/>
          <table:table-cell table:style-name="Table1.F3" office:value-type="float" office:value="3.82">
            <text:p text:style-name="P41">3.82</text:p>
          </table:table-cell>
          <table:table-cell table:style-name="Table1.H3" office:value-type="float" office:value="0.98">
            <text:p text:style-name="P41">0.98</text:p>
          </table:table-cell>
        </table:table-row>
        <table:table-row>
          <table:covered-table-cell table:style-name="Table1.A2"/>
          <table:covered-table-cell table:style-name="Table1.B5"/>
          <table:table-cell table:style-name="Table1.C5" office:value-type="string">
            <text:p text:style-name="P39">waterhemp at 25 cm</text:p>
          </table:table-cell>
          <table:covered-table-cell table:style-name="Table1.D3"/>
          <table:covered-table-cell table:style-name="Table1.E5"/>
          <table:covered-table-cell table:style-name="Table1.F3"/>
          <table:table-cell table:style-name="Table1.F3" office:value-type="float" office:value="11.93">
            <text:p text:style-name="P41">11.93</text:p>
          </table:table-cell>
          <table:table-cell table:style-name="Table1.H3" office:value-type="float" office:value="0.87">
            <text:p text:style-name="P41">0.87</text:p>
          </table:table-cell>
        </table:table-row>
        <table:table-row table:style-name="Table1.1">
          <table:covered-table-cell table:style-name="Table1.A2"/>
          <table:covered-table-cell table:style-name="Table1.B6"/>
          <table:table-cell table:style-name="Table1.C6" office:value-type="string">
            <text:p text:style-name="P39">waterhemp at 5 cm</text:p>
          </table:table-cell>
          <table:covered-table-cell table:style-name="Table1.D3"/>
          <table:covered-table-cell table:style-name="Table1.E6"/>
          <table:covered-table-cell table:style-name="Table1.F3"/>
          <table:table-cell table:style-name="Table1.F3" office:value-type="float" office:value="12.97">
            <text:p text:style-name="P41">12.97</text:p>
          </table:table-cell>
          <table:table-cell table:style-name="Table1.H3" office:value-type="float" office:value="0.86">
            <text:p text:style-name="P41">0.86</text:p>
          </table:table-cell>
        </table:table-row>
        <table:table-row table:style-name="Table1.1">
          <table:table-cell table:style-name="Table1.A2" table:number-rows-spanned="2" office:value-type="string">
            <text:p text:style-name="P35">Reduced 1</text:p>
          </table:table-cell>
          <table:table-cell table:style-name="Table1.B7" table:number-rows-spanned="2" office:value-type="string">
            <text:p text:style-name="P35">species </text:p>
          </table:table-cell>
          <table:table-cell table:style-name="Table1.C7" office:value-type="string">
            <text:p text:style-name="P38">Palmer amaranth</text:p>
          </table:table-cell>
          <table:table-cell table:style-name="Table1.F3" table:number-rows-spanned="2" office:value-type="float" office:value="0">
            <text:p text:style-name="P35">0.12</text:p>
          </table:table-cell>
          <table:table-cell table:style-name="Table1.F3" table:number-rows-spanned="2" office:value-type="float" office:value="0">
            <text:p text:style-name="P35">0.99</text:p>
          </table:table-cell>
          <table:table-cell table:style-name="Table1.F3" table:number-rows-spanned="2" office:value-type="float" office:value="0">
            <text:p text:style-name="P37">954.2</text:p>
          </table:table-cell>
          <table:table-cell table:style-name="Table1.F3" office:value-type="float" office:value="5.02">
            <text:p text:style-name="P42">5.02</text:p>
          </table:table-cell>
          <table:table-cell table:style-name="Table1.H3" office:value-type="float" office:value="0.97">
            <text:p text:style-name="P41">0.97</text:p>
          </table:table-cell>
        </table:table-row>
        <table:table-row>
          <table:covered-table-cell table:style-name="Table1.A2"/>
          <table:covered-table-cell table:style-name="Table1.B8"/>
          <table:table-cell table:style-name="Table1.C8" office:value-type="string">
            <text:p text:style-name="P38">waterhemp</text:p>
          </table:table-cell>
          <table:covered-table-cell table:style-name="Table1.F3"/>
          <table:covered-table-cell table:style-name="Table1.F3"/>
          <table:covered-table-cell table:style-name="Table1.F3"/>
          <table:table-cell table:style-name="Table1.F3" office:value-type="float" office:value="12.49">
            <text:p text:style-name="P42">12.49</text:p>
          </table:table-cell>
          <table:table-cell table:style-name="Table1.H3" office:value-type="float" office:value="0.86">
            <text:p text:style-name="P41">0.86</text:p>
          </table:table-cell>
        </table:table-row>
        <table:table-row>
          <table:table-cell table:style-name="Table1.A2" office:value-type="string">
            <text:p text:style-name="P35">Reduced 2</text:p>
          </table:table-cell>
          <table:table-cell table:style-name="Table1.F3">
            <text:p text:style-name="P35"/>
          </table:table-cell>
          <table:table-cell table:style-name="Table1.F3">
            <text:p text:style-name="P35"/>
          </table:table-cell>
          <table:table-cell table:style-name="Table1.F3" office:value-type="float" office:value="0.33">
            <text:p text:style-name="P35">0.33</text:p>
          </table:table-cell>
          <table:table-cell table:style-name="Table1.F3" office:value-type="float" office:value="0.96">
            <text:p text:style-name="P35">0.96</text:p>
          </table:table-cell>
          <table:table-cell table:style-name="Table1.F3" office:value-type="float" office:value="950.67">
            <text:p text:style-name="P37">950.67</text:p>
          </table:table-cell>
          <table:table-cell table:style-name="Table1.F3" office:value-type="float" office:value="9.61">
            <text:p text:style-name="P37">9.61</text:p>
          </table:table-cell>
          <table:table-cell table:style-name="Table1.H3" office:value-type="float" office:value="0.92">
            <text:p text:style-name="P43">0.92</text:p>
          </table:table-cell>
        </table:table-row>
      </table:table>
      <text:p text:style-name="P44" loext:marker-style-name="T58"/>
      <text:p text:style-name="P45" loext:marker-style-name="T55"><text:span text:style-name="T59"><text:s/>Present each table on a separate page. </text:span><text:span text:style-name="T62">Use the full scientific name (without authority) for weeds and other non-crop species in the table title</text:span><text:span text:style-name="T63">.</text:span><text:span text:style-name="T64"> </text:span><text:span text:style-name="T59">Redefine all abbreviations used in the table, even if the definition has already been given in the text. All text within each table should be in lower case letters except for the first word of a phrase or sentence, and proper nouns that should have initial capitals. Column headings should relate to data or information in the body of the table. </text:span><text:span text:style-name="T55">For additional formatting details see: </text:span><text:a xlink:type="simple" xlink:href="https://www.cambridge.org/core/journals/weed-science/information/author-instructions/preparing-your-materials" text:style-name="Internet_20_link" text:visited-style-name="Visited_20_Internet_20_Link"><text:span text:style-name="Internet_20_link"><text:span text:style-name="T55">https://www.cambridge.org/core/journals/weed-science/information/author-instructions/preparing-your-materials</text:span></text:span></text:a></text:p>
      <text:p text:style-name="P46" loext:marker-style-name="T65"/>
      <text:p text:style-name="P46" loext:marker-style-name="T65"/>
      <text:p text:style-name="P46" loext:marker-style-name="T65"><text:soft-page-break/></text:p>
      <text:p text:style-name="P45" loext:marker-style-name="T58"><text:span text:style-name="T65">Figures </text:span><text:span text:style-name="T65"/></text:p>
      <text:p text:style-name="P7" loext:marker-style-name="T66"><text:span text:style-name="T67">Attach figures to the end of the manuscript with the figure legends (as editable text) directly beneath them. Color graphics and color photographs are welcome. </text:span><text:span text:style-name="T68">Use scientific names in full (without authority) in figure legends for weeds and other non-crop organisms.</text:span><text:span text:style-name="apple-converted-space"><text:span text:style-name="T69"> </text:span></text:span><text:span text:style-name="T67">Include data points with plotted curves, and provide equations with predicted curves or in figure legends. If an explanation of symbols is required, include the key in the figure. Scale bars included in photomicrographs should be placed directly on the image. For details of image formatting and acceptable file types, see</text:span><text:span text:style-name="T66"> </text:span><text:a xlink:type="simple" xlink:href="https://www.cambridge.org/core/services/authors/journals/journals-artwork-guide" text:style-name="Internet_20_link" text:visited-style-name="Visited_20_Internet_20_Link"><text:span text:style-name="Internet_20_link"><text:span text:style-name="T66"><text:s/>https://www.cambridge.org/core/services/authors/journals/journals-artwork-guide</text:span></text:span></text:a><text:bookmark-end text:name="_Toc2685949"/><text:bookmark-end text:name="_Hlk2607705"/></text:p>
      <text:p text:style-name="P47" loext:marker-style-name="T59"><text:bookmark-end text:name="OLE_LINK2"/><text:bookmark-end text:name="OLE_LINK1"/></text:p>
      <text:p text:style-name="P48" loext:marker-style-name="T70"/>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4">
  <office:font-face-decls>
    <style:font-face style:name="Calibri" svg:font-family="Calibri" style:font-family-generic="roman" style:font-pitch="variable"/>
    <style:font-face style:name="Calibri (Body)" svg:font-family="'Calibri (Body)'" style:font-family-generic="roman" style:font-pitch="variable"/>
    <style:font-face style:name="Calibri Light" svg:font-family="'Calibri Light'" style:font-family-generic="roman" style:font-pitch="variable"/>
    <style:font-face style:name="Calibri1" svg:font-family="Calibri" style:font-family-generic="swiss" style:font-pitch="variable"/>
    <style:font-face style:name="Calibri2" svg:font-family="Calibri" style:font-family-generic="system" style:font-pitch="variable"/>
    <style:font-face style:name="Cambria" svg:font-family="Cambria" style:font-family-generic="roman" style:font-pitch="variable"/>
    <style:font-face style:name="DejaVu Sans" svg:font-family="'DejaVu Sans'" style:font-family-generic="system" style:font-pitch="variable"/>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Times New Roman" svg:font-family="'Times New Roman'" style:font-family-generic="roman" style:font-pitch="variable"/>
    <style:font-face style:name="Times New Roman (Body CS)" svg:font-family="'Times New Roman (Body CS)'" style:font-family-generic="system" style:font-pitch="variable"/>
    <style:font-face style:name="Times New Roman1" svg:font-family="'Times New Roman'" style:font-family-generic="system" style:font-pitch="variable"/>
    <style:font-face style:name="inherit" svg:font-family="inherit" style:font-family-generic="roman"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fo:hyphenation-keep="auto" loext:hyphenation-keep-type="column" loext:hyphenation-keep-line="false" style:text-autospace="ideograph-alpha" style:punctuation-wrap="hanging" style:line-break="strict" style:tab-stop-distance="0.5in" style:writing-mode="page"/>
      <style:text-properties style:use-window-font-color="true" loext:opacity="0%" style:font-name="Calibri" fo:font-size="11pt" fo:language="en" fo:country="US" style:letter-kerning="false" style:font-name-asian="Calibri2" style:font-size-asian="11pt" style:language-asian="en" style:country-asian="US" style:font-name-complex="DejaVu Sans" style:font-size-complex="11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ing" style:family="paragraph" style:parent-style-name="Standard" style:next-style-name="Text_20_body" style:class="chapter">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200%"/>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next-style-name="Standard" style:class="extra">
      <style:paragraph-properties fo:margin-top="0in" fo:margin-bottom="0.139in" style:contextual-spacing="false"/>
      <style:text-properties fo:color="#44546a" loext:opacity="100%" fo:font-size="9pt" fo:font-style="italic" style:font-size-asian="9pt" style:font-style-asian="italic" style:font-size-complex="9pt" style:font-style-complex="italic">
        <loext:char-complex-color loext:theme-type="dark2" loext:color-type="theme"/>
      </style:text-properties>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line-height="200%" fo:text-align="center" style:justify-single-word="false" fo:keep-together="always" fo:keep-with-next="always"/>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028in" fo:margin-bottom="0in" style:contextual-spacing="false" fo:keep-together="always" fo:keep-with-next="always"/>
      <style:text-properties fo:color="#1f4d78" loext:opacity="100%" style:font-name="Calibri Light" fo:font-family="'Calibri Light'" style:font-family-generic="roman" style:font-pitch="variable" style:font-name-asian="Calibri2" style:font-family-asian="Calibri" style:font-family-generic-asian="system" style:font-pitch-asian="variable" style:font-name-complex="DejaVu Sans" style:font-family-complex="'DejaVu Sans'" style:font-family-generic-complex="system" style:font-pitch-complex="variable">
        <loext:char-complex-color loext:theme-type="accent1" loext:color-type="theme">
          <loext:transformation loext:type="shade" loext:value="501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028in" fo:margin-bottom="0in" style:contextual-spacing="false" fo:keep-together="always" fo:keep-with-next="always"/>
      <style:text-properties fo:color="#2e74b5" loext:opacity="100%" style:font-name="Calibri Light" fo:font-family="'Calibri Light'" style:font-family-generic="roman" style:font-pitch="variable" fo:font-style="italic" style:font-name-asian="Calibri2" style:font-family-asian="Calibri" style:font-family-generic-asian="system" style:font-pitch-asian="variable" style:font-style-asian="italic" style:font-name-complex="DejaVu Sans" style:font-family-complex="'DejaVu Sans'"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Index_20_Heading" style:display-name="Index Heading" style:family="paragraph" style:parent-style-name="Heading" style:class="index"/>
    <style:style style:name="Contents_20_Heading" style:display-name="Contents Heading" style:family="paragraph" style:parent-style-name="Heading_20_1" style:next-style-name="Standard" style:default-outline-level="" style:class="index">
      <style:paragraph-properties fo:margin-top="0.3335in" fo:margin-bottom="0in" style:contextual-spacing="false" fo:line-height="115%"/>
      <style:text-properties fo:font-weight="normal" style:font-weight-asian="normal" style:font-size-complex="14pt" style:font-weight-complex="bold"/>
    </style:style>
    <style:style style:name="Contents_20_1" style:display-name="Contents 1" style:family="paragraph" style:parent-style-name="Standard" style:next-style-name="Standard" style:auto-update="true" style:class="index">
      <style:paragraph-properties fo:margin-top="0.0835in" fo:margin-bottom="0in" style:contextual-spacing="false" fo:line-height="150%">
        <style:tab-stops>
          <style:tab-stop style:position="6.4929in" style:type="right" style:leader-style="dotted" style:leader-text="."/>
        </style:tab-stops>
      </style:paragraph-properties>
      <style:text-properties fo:color="#000000" loext:opacity="100%" style:font-name="Times New Roman" fo:font-family="'Times New Roman'" style:font-family-generic="roman" style:font-pitch="variable" fo:font-weight="bold" style:font-weight-asian="bold" style:font-style-complex="italic" style:font-weight-complex="bold">
        <loext:char-complex-color loext:theme-type="dark1" loext:color-type="theme"/>
      </style:text-properties>
    </style:style>
    <style:style style:name="Contents_20_2" style:display-name="Contents 2" style:family="paragraph" style:parent-style-name="Standard" style:next-style-name="Standard" style:auto-update="true" style:class="index">
      <style:paragraph-properties fo:margin-left="1in" fo:margin-top="0.0835in" fo:margin-bottom="0in" style:contextual-spacing="false" fo:line-height="150%">
        <style:tab-stops>
          <style:tab-stop style:position="6.4929in" style:type="right" style:leader-style="dotted" style:leader-text="."/>
        </style:tab-stops>
      </style:paragraph-properties>
      <style:text-properties style:font-name="Times New Roman" fo:font-family="'Times New Roman'" style:font-family-generic="roman" style:font-pitch="variable" fo:font-weight="bold" style:font-weight-asian="bold" style:font-size-complex="11pt" style:font-weight-complex="bold"/>
    </style:style>
    <style:style style:name="Contents_20_3" style:display-name="Contents 3" style:family="paragraph" style:parent-style-name="Contents_20_1" style:next-style-name="Standard" style:auto-update="true" style:class="index">
      <style:paragraph-properties fo:margin-left="0.3335in"/>
      <style:text-properties style:font-size-complex="10pt"/>
    </style:style>
    <style:style style:name="Contents_20_4" style:display-name="Contents 4" style:family="paragraph" style:parent-style-name="Contents_20_3" style:next-style-name="Standard" style:auto-update="true" style:class="index">
      <style:paragraph-properties fo:margin-left="0.5in"/>
    </style:style>
    <style:style style:name="Contents_20_5" style:display-name="Contents 5" style:family="paragraph" style:parent-style-name="Standard" style:next-style-name="Standard" style:auto-update="true" style:class="index">
      <style:paragraph-properties fo:margin-left="0.6665in"/>
      <style:text-properties fo:font-size="10pt" style:font-size-asian="10pt" style:font-size-complex="10pt"/>
    </style:style>
    <style:style style:name="Contents_20_6" style:display-name="Contents 6" style:family="paragraph" style:parent-style-name="Standard" style:next-style-name="Standard" style:auto-update="true" style:class="index">
      <style:paragraph-properties fo:margin-left="0.8335in"/>
      <style:text-properties fo:font-size="10pt" style:font-size-asian="10pt" style:font-size-complex="10pt"/>
    </style:style>
    <style:style style:name="Contents_20_7" style:display-name="Contents 7" style:family="paragraph" style:parent-style-name="Standard" style:next-style-name="Standard" style:auto-update="true" style:class="index">
      <style:paragraph-properties fo:margin-left="1in"/>
      <style:text-properties fo:font-size="10pt" style:font-size-asian="10pt" style:font-size-complex="10pt"/>
    </style:style>
    <style:style style:name="Contents_20_8" style:display-name="Contents 8" style:family="paragraph" style:parent-style-name="Standard" style:next-style-name="Standard" style:auto-update="true" style:class="index">
      <style:paragraph-properties fo:margin-left="1.1665in"/>
      <style:text-properties fo:font-size="10pt" style:font-size-asian="10pt" style:font-size-complex="10pt"/>
    </style:style>
    <style:style style:name="Contents_20_9" style:display-name="Contents 9" style:family="paragraph" style:parent-style-name="Standard" style:next-style-name="Standard" style:auto-update="true" style:class="index">
      <style:paragraph-properties fo:margin-left="1.3335in"/>
      <style:text-properties fo:font-size="10pt" style:font-size-asian="10pt" style:font-size-complex="10pt"/>
    </style:style>
    <style:style style:name="Title" style:family="paragraph" style:parent-style-name="Standard" style:next-style-name="Standard" loext:linked-style-name="Title_20_Char" style:class="chapter">
      <style:paragraph-properties fo:margin-top="0in" fo:margin-bottom="0in" style:contextual-spacing="true" fo:line-height="200%" fo:text-align="center" style:justify-single-word="fals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 style:display-name="Balloon Text" style:family="paragraph" style:parent-style-name="Standard" loext:linked-style-name="Balloon_20_Text_20_Char">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Header_20_and_20_Footer" style:display-name="Header and Footer" style:family="paragraph" style:parent-style-name="Standard" style:class="extra"/>
    <style:style style:name="Footer" style:family="paragraph" style:parent-style-name="Standard" loext:linked-style-name="Footer_20_Char" style:class="extra">
      <style:paragraph-properties text:number-lines="false" text:line-number="0">
        <style:tab-stops>
          <style:tab-stop style:position="3.25in" style:type="center"/>
          <style:tab-stop style:position="6.5in" style:type="right"/>
        </style:tab-stops>
      </style:paragraph-properties>
    </style:style>
    <style:style style:name="Normal_20__28_Web_29_" style:display-name="Normal (Web)"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Marginalia" style:family="paragraph" style:parent-style-name="Standard" loext:linked-style-name="Comment_20_Text_20_Char" style:class="text">
      <style:text-properties fo:font-size="10pt" style:font-size-asian="10pt" style:font-size-complex="10pt"/>
    </style:style>
    <style:style style:name="annotation_20_subject" style:display-name="annotation subject" style:family="paragraph" style:parent-style-name="Marginalia" style:next-style-name="Marginalia" loext:linked-style-name="Comment_20_Subject_20_Char">
      <style:text-properties fo:font-weight="bold" style:font-weight-asian="bold" style:font-weight-complex="bold"/>
    </style:style>
    <style:style style:name="msonormal"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font0" style:family="paragraph" style:parent-style-name="Standard">
      <style:paragraph-properties fo:margin-top="0.1945in" fo:margin-bottom="0.1945in" style:contextual-spacing="false"/>
      <style:text-properties fo:color="#000000" loext:opacity="100%" style:font-name="Calibri1" fo:font-family="Calibri" style:font-family-generic="swiss" style:font-pitch="variable" style:font-name-asian="Times New Roman1" style:font-family-asian="'Times New Roman'" style:font-family-generic-asian="system" style:font-pitch-asian="variable" style:font-name-complex="Calibri2" style:font-family-complex="Calibri" style:font-family-generic-complex="system" style:font-pitch-complex="variable"/>
    </style:style>
    <style:style style:name="font5" style:family="paragraph" style:parent-style-name="Standard">
      <style:paragraph-properties fo:margin-top="0.1945in" fo:margin-bottom="0.1945in" style:contextual-spacing="false"/>
      <style:text-properties fo:color="#000000" loext:opacity="100%" style:font-name="Calibri (Body)" fo:font-family="'Calibri (Body)'"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5"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6"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7"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8" style:family="paragraph" style:parent-style-name="Standard">
      <style:paragraph-properties fo:margin-top="0.1945in" fo:margin-bottom="0.1945in" style:contextual-spacing="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69" style:family="paragraph" style:parent-style-name="Standard">
      <style:paragraph-properties fo:margin-top="0.1945in" fo:margin-bottom="0.1945in" style:contextual-spacing="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0"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1" style:family="paragraph" style:parent-style-name="Standard">
      <style:paragraph-properties fo:margin-top="0.1945in" fo:margin-bottom="0.1945in" style:contextual-spacing="false" fo:text-align="center" style:justify-single-word="false" fo:padding="0in" fo:border-left="none" fo:border-right="none" fo:border-top="0.51pt solid #000000" fo:border-bottom="non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2"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3"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4"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5" style:family="paragraph" style:parent-style-name="Standard">
      <style:paragraph-properties fo:margin-top="0.1945in" fo:margin-bottom="0.1945in" style:contextual-spacing="false" fo:text-align="center" style:justify-single-word="false" fo:padding="0in" fo:border-left="none" fo:border-right="none" fo:border-top="none" fo:border-bottom="0.51pt solid #000000"/>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6"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7" style:family="paragraph" style:parent-style-name="Standard">
      <style:paragraph-properties fo:margin-top="0.1945in" fo:margin-bottom="0.1945in" style:contextual-spacing="false" fo:text-align="center" style:justify-single-word="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8"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79"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xl80" style:family="paragraph" style:parent-style-name="Standard">
      <style:paragraph-properties fo:margin-top="0.1945in" fo:margin-bottom="0.1945in" style:contextual-spacing="false"/>
      <style:text-properties style:font-name="Times New Roman" fo:font-family="'Times New Roman'"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style:style>
    <style:style style:name="Revision" style:family="paragraph">
      <style:paragraph-properties fo:margin-top="0in" fo:margin-bottom="0in" style:contextual-spacing="false" fo:line-height="100%" fo:text-align="start" style:justify-single-word="false" fo:orphans="2" fo:widows="2" style:writing-mode="lr-tb"/>
      <style:text-properties fo:font-size="12pt" style:font-size-asian="12pt" style:font-size-complex="12pt"/>
    </style:style>
    <style:style style:name="Header" style:family="paragraph" style:parent-style-name="Standard" loext:linked-style-name="Header_20_Char" style:class="extra">
      <style:paragraph-properties text:number-lines="false" text:line-number="0">
        <style:tab-stops>
          <style:tab-stop style:position="3.25in" style:type="center"/>
          <style:tab-stop style:position="6.5in" style:type="right"/>
        </style:tab-stops>
      </style:paragraph-properties>
    </style:style>
    <style:style style:name="Subtitle" style:family="paragraph" style:parent-style-name="Standard" style:next-style-name="Standard" loext:linked-style-name="Subtitle_20_Char" style:class="chapter">
      <style:paragraph-properties fo:margin-top="0in" fo:margin-bottom="0.111in" style:contextual-spacing="false"/>
      <style:text-properties fo:color="#000000" loext:opacity="100%" style:font-name="Times New Roman" fo:font-family="'Times New Roman'" style:font-family-generic="roman" style:font-pitch="variable" fo:font-weight="bold" style:font-name-asian="Calibri2" style:font-family-asian="Calibri" style:font-family-generic-asian="system" style:font-pitch-asian="variable" style:font-weight-asian="bold" style:font-name-complex="Times New Roman (Body CS)" style:font-family-complex="'Times New Roman (Body CS)'" style:font-family-generic-complex="system" style:font-pitch-complex="variable" style:font-size-complex="11pt">
        <loext:char-complex-color loext:theme-type="dark1" loext:color-type="theme"/>
      </style:text-properties>
    </style:style>
    <style:style style:name="Figure_20_Index_20_1" style:display-name="Figure Index 1" style:family="paragraph" style:parent-style-name="Standard" style:next-style-name="Standard" style:class="index"/>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6pt">
        <loext:char-complex-color loext:theme-type="dark1" loext:color-type="theme"/>
      </style:text-properties>
    </style:style>
    <style:style style:name="Heading_20_2_20_Char" style:display-name="Heading 2 Char" style:family="text" style:parent-style-name="Default_20_Paragraph_20_Font" loext:linked-style-name="Heading_20_2">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DejaVu Sans" style:font-family-complex="'DejaVu Sans'" style:font-family-generic-complex="system" style:font-pitch-complex="variable" style:font-size-complex="13pt">
        <loext:char-complex-color loext:theme-type="dark1" loext:color-type="theme"/>
      </style:text-properties>
    </style:style>
    <style:style style:name="Heading_20_3_20_Char" style:display-name="Heading 3 Char" style:family="text" style:parent-style-name="Default_20_Paragraph_20_Font" loext:linked-style-name="Heading_20_3">
      <style:text-properties fo:color="#1f4d78" loext:opacity="100%" style:font-name="Calibri Light" fo:font-family="'Calibri Light'" style:font-family-generic="roman" style:font-pitch="variable" fo:font-size="12pt" style:font-name-asian="Calibri2" style:font-family-asian="Calibri" style:font-family-generic-asian="system" style:font-pitch-asian="variable" style:font-size-asian="12pt" style:font-name-complex="DejaVu Sans" style:font-family-complex="'DejaVu Sans'" style:font-family-generic-complex="system" style:font-pitch-complex="variable" style:font-size-complex="12pt">
        <loext:char-complex-color loext:theme-type="accent1" loext:color-type="theme">
          <loext:transformation loext:type="shade" loext:value="5019"/>
        </loext:char-complex-color>
      </style:text-properties>
    </style:style>
    <style:style style:name="Heading_20_4_20_Char" style:display-name="Heading 4 Char" style:family="text" style:parent-style-name="Default_20_Paragraph_20_Font" loext:linked-style-name="Heading_20_4">
      <style:text-properties fo:color="#2e74b5" loext:opacity="100%" style:font-name="Calibri Light" fo:font-family="'Calibri Light'" style:font-family-generic="roman" style:font-pitch="variable" fo:font-size="12pt" fo:font-style="italic" style:font-name-asian="Calibri2" style:font-family-asian="Calibri" style:font-family-generic-asian="system" style:font-pitch-asian="variable" style:font-size-asian="12pt" style:font-style-asian="italic" style:font-name-complex="DejaVu Sans" style:font-family-complex="'DejaVu Sans'" style:font-family-generic-complex="system" style:font-pitch-complex="variable" style:font-size-complex="12pt" style:font-style-complex="italic">
        <loext:char-complex-color loext:theme-type="accent1" loext:color-type="theme">
          <loext:transformation loext:type="shade" loext:value="2509"/>
        </loext:char-complex-color>
      </style:text-properties>
    </style:style>
    <style:style style:name="Title_20_Char" style:display-name="Title Char" style:family="text" style:parent-style-name="Default_20_Paragraph_20_Font" loext:linked-style-name="Title">
      <style:text-properties style:font-name="Times New Roman" fo:font-family="'Times New Roman'" style:font-family-generic="roman" style:font-pitch="variable" fo:font-size="14pt" fo:letter-spacing="-0.0071in" fo:font-weight="bold" style:letter-kerning="true" style:font-name-asian="Calibri2" style:font-family-asian="Calibri" style:font-family-generic-asian="system" style:font-pitch-asian="variable" style:font-size-asian="14pt" style:font-weight-asian="bold" style:font-name-complex="DejaVu Sans" style:font-family-complex="'DejaVu Sans'" style:font-family-generic-complex="system" style:font-pitch-complex="variable" style:font-size-complex="28pt"/>
    </style:style>
    <style:style style:name="Balloon_20_Text_20_Char" style:display-name="Balloon Text Char" style:family="text" style:parent-style-name="Default_20_Paragraph_20_Font" loext:linked-style-name="Balloon_20_Text">
      <style:text-properties style:font-name="Times New Roman" fo:font-family="'Times New Roman'" style:font-family-generic="roman" style:font-pitch="variable" fo:font-size="9pt" style:font-size-asian="9pt" style:font-name-complex="Times New Roman1" style:font-family-complex="'Times New Roman'" style:font-family-generic-complex="system" style:font-pitch-complex="variable" style:font-size-complex="9pt"/>
    </style:style>
    <style:style style:name="Footer_20_Char" style:display-name="Footer Char" style:family="text" style:parent-style-name="Default_20_Paragraph_20_Font" loext:linked-style-name="Footer">
      <style:text-properties fo:font-size="12pt" style:font-size-asian="12pt" style:font-size-complex="12pt"/>
    </style:style>
    <style:style style:name="Page_20_Number" style:display-name="Page Number" style:family="text" style:parent-style-name="Default_20_Paragraph_20_Font"/>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loext:linked-style-name="Marginalia">
      <style:text-properties fo:font-size="10pt" style:font-size-asian="10pt" style:font-size-complex="10pt"/>
    </style:style>
    <style:style style:name="Comment_20_Subject_20_Char" style:display-name="Comment Subject Char" style:family="text" style:parent-style-name="Comment_20_Text_20_Char" loext:linked-style-name="annotation_20_subject">
      <style:text-properties fo:font-size="10pt" fo:font-weight="bold" style:font-size-asian="10pt" style:font-weight-asian="bold" style:font-size-complex="10pt" style:font-weight-complex="bold"/>
    </style:style>
    <style:style style:name="Internet_20_link" style:display-name="Internet link" style:family="text" style:parent-style-name="Default_20_Paragraph_20_Font">
      <style:text-properties fo:color="#0563c1" loext:opacity="100%"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954f72" loext:opacity="100%" style:text-underline-style="solid" style:text-underline-width="auto" style:text-underline-color="font-color"/>
    </style:style>
    <style:style style:name="Unresolved_20_Mention1" style:display-name="Unresolved Mention1" style:family="text" style:parent-style-name="Default_20_Paragraph_20_Font">
      <style:text-properties fo:color="#605e5c" loext:opacity="100%" fo:background-color="#e1dfdd"/>
    </style:style>
    <style:style style:name="Book_20_Title" style:display-name="Book Title" style:family="text" style:parent-style-name="Default_20_Paragraph_20_Font">
      <style:text-properties fo:letter-spacing="0.0035in" fo:font-style="italic" fo:font-weight="bold" style:font-style-asian="italic" style:font-weight-asian="bold" style:font-style-complex="italic" style:font-weight-complex="bold"/>
    </style:style>
    <style:style style:name="Strong_20_Emphasis" style:display-name="Strong Emphasis" style:family="text" style:parent-style-name="Default_20_Paragraph_20_Font">
      <style:text-properties fo:font-weight="bold" style:font-weight-asian="bold" style:font-weight-complex="bold"/>
    </style:style>
    <style:style style:name="Header_20_Char" style:display-name="Header Char" style:family="text" style:parent-style-name="Default_20_Paragraph_20_Font" loext:linked-style-name="Header">
      <style:text-properties fo:font-size="12pt" style:font-size-asian="12pt" style:font-size-complex="12pt"/>
    </style:style>
    <style:style style:name="Subtitle_20_Char" style:display-name="Subtitle Char" style:family="text" style:parent-style-name="Default_20_Paragraph_20_Font" loext:linked-style-name="Subtitle">
      <style:text-properties fo:color="#000000" loext:opacity="100%" style:font-name="Times New Roman" fo:font-family="'Times New Roman'" style:font-family-generic="roman" style:font-pitch="variable" fo:font-size="12pt" fo:font-weight="bold" style:font-name-asian="Calibri2" style:font-family-asian="Calibri" style:font-family-generic-asian="system" style:font-pitch-asian="variable" style:font-size-asian="12pt" style:font-weight-asian="bold" style:font-name-complex="Times New Roman (Body CS)" style:font-family-complex="'Times New Roman (Body CS)'" style:font-family-generic-complex="system" style:font-pitch-complex="variable">
        <loext:char-complex-color loext:theme-type="dark1" loext:color-type="theme"/>
      </style:text-properties>
    </style:style>
    <style:style style:name="Unresolved_20_Mention2" style:display-name="Unresolved Mention2" style:family="text" style:parent-style-name="Default_20_Paragraph_20_Font">
      <style:text-properties fo:color="#605e5c" loext:opacity="100%" fo:background-color="#e1dfdd"/>
    </style:style>
    <style:style style:name="Emphasis" style:family="text" style:parent-style-name="Default_20_Paragraph_20_Font">
      <style:text-properties fo:font-style="italic" style:font-style-asian="italic" style:font-style-complex="italic"/>
    </style:style>
    <style:style style:name="Line_20_numbering" style:display-name="Line numbering" style:family="text" style:parent-style-name="Default_20_Paragraph_20_Font"/>
    <style:style style:name="normaltextrun" style:family="text" style:parent-style-name="Default_20_Paragraph_20_Font"/>
    <style:style style:name="Unresolved_20_Mention" style:display-name="Unresolved Mention" style:family="text" style:parent-style-name="Default_20_Paragraph_20_Font">
      <style:text-properties fo:color="#605e5c" loext:opacity="100%" fo:background-color="#e1dfdd"/>
    </style:style>
    <style:style style:name="apple-converted-space" style:family="text" style:parent-style-name="Default_20_Paragraph_20_Font"/>
    <style:style style:name="ListLabel_20_1" style:display-name="ListLabel 1" style:family="text">
      <style:text-properties style:font-name="Calibri" fo:font-family="Calibri" style:font-family-generic="roman" style:font-pitch="variable" fo:font-size="10pt" style:font-size-asian="10pt"/>
    </style:style>
    <style:style style:name="ListLabel_20_2" style:display-name="ListLabel 2" style:family="text">
      <style:text-properties fo:font-size="10pt" style:font-size-asian="10pt"/>
    </style:style>
    <style:style style:name="ListLabel_20_3" style:display-name="ListLabel 3" style:family="text">
      <style:text-properties fo:font-size="10pt" style:font-size-asian="10pt"/>
    </style:style>
    <style:style style:name="ListLabel_20_4" style:display-name="ListLabel 4" style:family="text">
      <style:text-properties fo:font-size="10pt" style:font-size-asian="10pt"/>
    </style:style>
    <style:style style:name="ListLabel_20_5" style:display-name="ListLabel 5" style:family="text">
      <style:text-properties fo:font-size="10pt" style:font-size-asian="10pt"/>
    </style:style>
    <style:style style:name="ListLabel_20_6" style:display-name="ListLabel 6" style:family="text">
      <style:text-properties fo:font-size="10pt" style:font-size-asian="10pt"/>
    </style:style>
    <style:style style:name="ListLabel_20_7" style:display-name="ListLabel 7" style:family="text">
      <style:text-properties fo:font-size="10pt" style:font-size-asian="10pt"/>
    </style:style>
    <style:style style:name="ListLabel_20_8" style:display-name="ListLabel 8" style:family="text">
      <style:text-properties fo:font-size="10pt" style:font-size-asian="10pt"/>
    </style:style>
    <style:style style:name="ListLabel_20_9" style:display-name="ListLabel 9" style:family="text">
      <style:text-properties fo:font-size="10pt" style:font-size-asian="10pt"/>
    </style:style>
    <style:style style:name="ListLabel_20_10" style:display-name="ListLabel 10" style:family="text">
      <style:text-properties style:font-name="Times New Roman" fo:font-family="'Times New Roman'" style:font-family-generic="roman" style:font-pitch="variable" fo:background-color="#ffffff" style:font-name-complex="Times New Roman1" style:font-family-complex="'Times New Roman'" style:font-family-generic-complex="system" style:font-pitch-complex="variable"/>
    </style:style>
    <style:style style:name="ListLabel_20_11" style:display-name="ListLabel 11" style:family="text">
      <style:text-properties fo:background-color="#ffffff"/>
    </style:style>
    <style:style style:name="ListLabel_20_12" style:display-name="ListLabel 12" style:family="text">
      <style:text-properties style:font-name="Cambria" fo:font-family="Cambria" style:font-family-generic="roman" style:font-pitch="variable"/>
    </style:style>
    <style:style style:name="ListLabel_20_13" style:display-name="ListLabel 13" style:family="text">
      <style:text-properties style:font-name="inherit" fo:font-family="inherit" style:font-family-generic="roman" style:font-pitch="variable" style:font-name-asian="Times New Roman1" style:font-family-asian="'Times New Roman'" style:font-family-generic-asian="system" style:font-pitch-asian="variable" style:font-name-complex="Times New Roman1" style:font-family-complex="'Times New Roman'" style:font-family-generic-complex="system" style:font-pitch-complex="variable" loext:padding="0in" loext:border="none" loext:shadow="none"/>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fo:background-color="transparent" draw:fill="none"/>
    </style:style>
    <style:style style:name="Formula" style:family="graphic">
      <style:graphic-properties text:anchor-type="as-char" svg:y="0in" fo:margin-left="0in" fo:margin-right="0in" style:vertical-pos="middle" style:vertical-rel="text"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text:list-tab-stop-position="0.5in" fo:text-indent="-0.25in" fo:margin-left="0.5in"/>
        </style:list-level-properties>
        <style:text-properties fo:font-family="Symbol" style:font-charset="x-symbol"/>
      </text:list-level-style-bullet>
      <text:list-level-style-bullet text:level="2" text:style-name="ListLabel_20_2" loext:num-list-format="o" style:num-suffix="o" text:bullet-char="o">
        <style:list-level-properties text:list-level-position-and-space-mode="label-alignment">
          <style:list-level-label-alignment text:label-followed-by="listtab" text:list-tab-stop-position="1in" fo:text-indent="-0.25in" fo:margin-left="1in"/>
        </style:list-level-properties>
        <style:text-properties fo:font-family="'Courier New'"/>
      </text:list-level-style-bullet>
      <text:list-level-style-bullet text:level="3" text:style-name="ListLabel_20_3" loext:num-list-format="" style:num-suffix="" text:bullet-char="">
        <style:list-level-properties text:list-level-position-and-space-mode="label-alignment">
          <style:list-level-label-alignment text:label-followed-by="listtab" text:list-tab-stop-position="1.5in" fo:text-indent="-0.25in" fo:margin-left="1.5in"/>
        </style:list-level-properties>
        <style:text-properties fo:font-family="Wingdings" style:font-charset="x-symbol"/>
      </text:list-level-style-bullet>
      <text:list-level-style-bullet text:level="4" text:style-name="ListLabel_20_4" loext:num-list-format="" style:num-suffix="" text:bullet-char="">
        <style:list-level-properties text:list-level-position-and-space-mode="label-alignment">
          <style:list-level-label-alignment text:label-followed-by="listtab" text:list-tab-stop-position="2in" fo:text-indent="-0.25in" fo:margin-left="2in"/>
        </style:list-level-properties>
        <style:text-properties fo:font-family="Wingdings" style:font-charset="x-symbol"/>
      </text:list-level-style-bullet>
      <text:list-level-style-bullet text:level="5" text:style-name="ListLabel_20_5" loext:num-list-format="" style:num-suffix="" text:bullet-char="">
        <style:list-level-properties text:list-level-position-and-space-mode="label-alignment">
          <style:list-level-label-alignment text:label-followed-by="listtab" text:list-tab-stop-position="2.5in" fo:text-indent="-0.25in" fo:margin-left="2.5in"/>
        </style:list-level-properties>
        <style:text-properties fo:font-family="Wingdings" style:font-charset="x-symbol"/>
      </text:list-level-style-bullet>
      <text:list-level-style-bullet text:level="6" text:style-name="ListLabel_20_6" loext:num-list-format="" style:num-suffix="" text:bullet-char="">
        <style:list-level-properties text:list-level-position-and-space-mode="label-alignment">
          <style:list-level-label-alignment text:label-followed-by="listtab" text:list-tab-stop-position="3in" fo:text-indent="-0.25in" fo:margin-left="3in"/>
        </style:list-level-properties>
        <style:text-properties fo:font-family="Wingdings" style:font-charset="x-symbol"/>
      </text:list-level-style-bullet>
      <text:list-level-style-bullet text:level="7" text:style-name="ListLabel_20_7" loext:num-list-format="" style:num-suffix="" text:bullet-char="">
        <style:list-level-properties text:list-level-position-and-space-mode="label-alignment">
          <style:list-level-label-alignment text:label-followed-by="listtab" text:list-tab-stop-position="3.5in" fo:text-indent="-0.25in" fo:margin-left="3.5in"/>
        </style:list-level-properties>
        <style:text-properties fo:font-family="Wingdings" style:font-charset="x-symbol"/>
      </text:list-level-style-bullet>
      <text:list-level-style-bullet text:level="8" text:style-name="ListLabel_20_8" loext:num-list-format="" style:num-suffix="" text:bullet-char="">
        <style:list-level-properties text:list-level-position-and-space-mode="label-alignment">
          <style:list-level-label-alignment text:label-followed-by="listtab" text:list-tab-stop-position="4in" fo:text-indent="-0.25in" fo:margin-left="4in"/>
        </style:list-level-properties>
        <style:text-properties fo:font-family="Wingdings" style:font-charset="x-symbol"/>
      </text:list-level-style-bullet>
      <text:list-level-style-bullet text:level="9" text:style-name="ListLabel_20_9" loext:num-list-format="" style:num-suffix="" text:bullet-char="">
        <style:list-level-properties text:list-level-position-and-space-mode="label-alignment">
          <style:list-level-label-alignment text:label-followed-by="listtab" text:list-tab-stop-position="4.5in" fo:text-indent="-0.25in" fo:margin-left="4.5in"/>
        </style:list-level-properties>
        <style:text-properties fo:font-family="Wingdings" style:font-charset="x-symbol"/>
      </text:list-level-style-bullet>
      <text:list-level-style-number text:level="10"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style-name="Line_20_numbering" text:offset="0.1965in" style:num-format="1" text:number-position="left" text:increment="1"/>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44546a"/>
        <loext:color loext:name="light2" loext:color="#e7e6e6"/>
        <loext:color loext:name="accent1" loext:color="#5b9bd5"/>
        <loext:color loext:name="accent2" loext:color="#ed7d31"/>
        <loext:color loext:name="accent3" loext:color="#a5a5a5"/>
        <loext:color loext:name="accent4" loext:color="#ffc000"/>
        <loext:color loext:name="accent5" loext:color="#4472c4"/>
        <loext:color loext:name="accent6" loext:color="#70ad47"/>
        <loext:color loext:name="hyperlink" loext:color="#0563c1"/>
        <loext:color loext:name="followed-hyperlink" loext:color="#954f72"/>
      </loext:theme-colors>
    </loext:theme>
  </office:styles>
  <office:automatic-styles>
    <style:style style:name="MP1" style:family="paragraph" style:parent-style-name="Header">
      <style:paragraph-properties fo:text-align="center" style:justify-single-word="false"/>
    </style:style>
    <style:style style:name="MP2" style:family="paragraph" style:parent-style-name="Footer">
      <style:paragraph-properties fo:text-align="center" style:justify-single-word="false"/>
      <style:text-properties style:font-name="Times New Roman" style:font-name-complex="Times New Roman1"/>
    </style:style>
    <style:page-layout style:name="Mpm1">
      <style:page-layout-properties fo:page-width="8.5in" fo:page-height="11in" style:num-format="1" style:print-orientation="portrait" fo:margin-top="0.5in" fo:margin-bottom="0.5in" fo:margin-left="1in" fo:margin-right="1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header-footer-properties fo:min-height="0.5in" fo:margin-left="0in" fo:margin-right="0in" fo:margin-bottom="0.4602in" style:dynamic-spacing="true"/>
      </style:header-style>
      <style:footer-style>
        <style:header-footer-properties fo:min-height="0.5in" fo:margin-left="0in" fo:margin-right="0in" fo:margin-top="0.4602in"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
      </style:header>
      <style:footer>
        <text:p text:style-name="MP2"><text:page-number text:select-page="current">11</text:page-number></text:p>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4">
  <office:meta>
    <meta:editing-cycles>23</meta:editing-cycles>
    <meta:creation-date>2024-02-27T18:05:00</meta:creation-date>
    <dc:date>2025-10-03T16:51:07.151342072</dc:date>
    <meta:editing-duration>PT3H29M29S</meta:editing-duration>
    <meta:generator>LibreOffice/25.8.1.1$Linux_X86_64 LibreOffice_project/54047653041915e595ad4e45cccea684809c77b5</meta:generator>
    <meta:document-statistic meta:table-count="1" meta:image-count="0" meta:object-count="2" meta:page-count="11" meta:paragraph-count="92" meta:word-count="1878" meta:character-count="12336" meta:non-whitespace-character-count="10523"/>
    <meta:user-defined meta:name="AppVersion">16.0000</meta:user-defined>
    <meta:user-defined meta:name="ContentTypeId">0x01010034C6CE317957FD4DA3238D34E79402B8</meta:user-defined>
    <meta:user-defined meta:name="ZOTERO_PREF_1">&lt;data data-version="3" zotero-version="7.0.22"&gt;&lt;session id="jYRCXBw3"/&gt;&lt;style id="http://www.zotero.org/styles/weed-science" hasBibliography="1" bibliographyStyleHasBeenSet="0"/&gt;&lt;prefs&gt;&lt;pref name="fieldType" value="ReferenceMark"/&gt;&lt;pref name="automaticJou</meta:user-defined>
    <meta:user-defined meta:name="ZOTERO_PREF_2">rnalAbbreviations" value="true"/&gt;&lt;/prefs&gt;&lt;/data&gt;</meta:user-defined>
    <meta:template xlink:type="simple" xlink:actuate="onRequest" xlink:title="Normal" xlink:href=""/>
  </office:meta>
</office:document-meta>
</file>

<file path=Object 1/content.xml><?xml version="1.0" encoding="utf-8"?>
<math xmlns="http://www.w3.org/1998/Math/MathML" display="block">
  <semantics>
    <mrow>
      <mi>F</mi>
      <mo stretchy="false">=</mo>
      <mfrac>
        <mrow>
          <mrow>
            <mo fence="true" form="prefix" stretchy="false">(</mo>
            <mrow>
              <mrow>
                <msub>
                  <mi mathvariant="italic">RSS</mi>
                  <mi mathvariant="italic">RED</mi>
                </msub>
                <mo stretchy="false">−</mo>
                <msub>
                  <mi mathvariant="italic">RSS</mi>
                  <mi mathvariant="italic">FULL</mi>
                </msub>
              </mrow>
            </mrow>
            <mo fence="true" form="postfix" stretchy="false">)</mo>
          </mrow>
          <mo stretchy="false">/</mo>
          <mrow>
            <mo fence="true" form="prefix" stretchy="false">(</mo>
            <mrow>
              <mrow>
                <mi>d</mi>
                <mi>.</mi>
                <mi>f</mi>
                <mrow>
                  <msub>
                    <mi>.</mi>
                    <mi mathvariant="italic">RED</mi>
                  </msub>
                  <mo stretchy="false">−</mo>
                  <mi>d</mi>
                </mrow>
                <mi>.</mi>
                <mi>f</mi>
                <msub>
                  <mi>.</mi>
                  <mi mathvariant="italic">FULL</mi>
                </msub>
              </mrow>
            </mrow>
            <mo fence="true" form="postfix" stretchy="false">)</mo>
          </mrow>
        </mrow>
        <mrow>
          <mrow>
            <msub>
              <mi mathvariant="italic">RSS</mi>
              <mi mathvariant="italic">FULL</mi>
            </msub>
            <mo stretchy="false">/</mo>
            <mi>d</mi>
          </mrow>
          <mi>.</mi>
          <mi>f</mi>
          <msub>
            <mi>.</mi>
            <mi mathvariant="italic">FULL</mi>
          </msub>
        </mrow>
      </mfrac>
    </mrow>
    <annotation encoding="StarMath 5.0">F = (RSS_RED - RSS_FULL) / (d.f._RED - d.f._FULL) over {RSS_FULL/d.f._FULL}</annotation>
  </semantics>
</math>
</file>

<file path=Object 2/content.xml><?xml version="1.0" encoding="utf-8"?>
<math xmlns="http://www.w3.org/1998/Math/MathML" display="block">
  <semantics>
    <mrow>
      <mrow>
        <mi>Y</mi>
        <mo stretchy="false">=</mo>
        <mrow>
          <mi>d</mi>
          <mo stretchy="false">⋅</mo>
          <mi>exp</mi>
        </mrow>
      </mrow>
      <mi>−</mi>
      <mi>exp</mi>
      <mrow>
        <mi>b</mi>
        <mo stretchy="false">⋅</mo>
        <mrow>
          <mo fence="true" form="prefix" stretchy="false">(</mo>
          <mrow>
            <mrow>
              <mi>log</mi>
              <mi>x</mi>
              <mi>−</mi>
              <mi>e</mi>
            </mrow>
          </mrow>
          <mo fence="true" form="postfix" stretchy="false">)</mo>
        </mrow>
      </mrow>
    </mrow>
    <annotation encoding="StarMath 5.0">Y=d cdot exp−exp b cdot(log x − e)</annotation>
  </semantics>
</math>
</file>